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automatic-styles>
    <style:style style:name="Table2" style:family="table">
      <style:table-properties style:width="6.9271in" fo:margin-left="0in" fo:margin-right="-0.0021in" table:align="margins"/>
    </style:style>
    <style:style style:name="Table2.A" style:family="table-column">
      <style:table-column-properties style:column-width="0.8646in" style:rel-column-width="8179*"/>
    </style:style>
    <style:style style:name="Table2.B" style:family="table-column">
      <style:table-column-properties style:column-width="0.6354in" style:rel-column-width="6011*"/>
    </style:style>
    <style:style style:name="Table2.C" style:family="table-column">
      <style:table-column-properties style:column-width="0.9583in" style:rel-column-width="9066*"/>
    </style:style>
    <style:style style:name="Table2.D" style:family="table-column">
      <style:table-column-properties style:column-width="0.5625in" style:rel-column-width="5321*"/>
    </style:style>
    <style:style style:name="Table2.E" style:family="table-column">
      <style:table-column-properties style:column-width="3.9063in" style:rel-column-width="3695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A4" style:family="table-cell">
      <style:table-cell-properties style:vertical-align="middle" fo:padding="0.0382in" fo:border-left="0.0007in solid #000000" fo:border-right="none"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0313in" style:rel-column-width="9756*"/>
    </style:style>
    <style:style style:name="Table1.B" style:family="table-column">
      <style:table-column-properties style:column-width="0.9375in" style:rel-column-width="8869*"/>
    </style:style>
    <style:style style:name="Table1.C" style:family="table-column">
      <style:table-column-properties style:column-width="2.2188in" style:rel-column-width="20990*"/>
    </style:style>
    <style:style style:name="Table1.D" style:family="table-column">
      <style:table-column-properties style:column-width="2.7396in" style:rel-column-width="25920*"/>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14pt" style:font-size-asian="14pt" style:font-size-complex="14pt"/>
    </style:style>
    <style:style style:name="P2" style:family="paragraph" style:parent-style-name="Footer">
      <style:paragraph-properties fo:text-align="center" style:justify-single-word="false"/>
    </style:style>
    <style:style style:name="P3" style:family="paragraph" style:parent-style-name="Standard">
      <style:paragraph-properties fo:margin-left="0.4925in" fo:margin-right="0in" fo:text-indent="0in" style:auto-text-indent="false"/>
      <style:text-properties style:font-name="Andale Mono"/>
    </style:style>
    <style:style style:name="P4" style:family="paragraph" style:parent-style-name="Text_20_body">
      <style:paragraph-properties fo:margin-left="0.4925in" fo:margin-right="0in" fo:text-indent="0in" style:auto-text-indent="false"/>
    </style:style>
    <style:style style:name="P5" style:family="paragraph" style:parent-style-name="Text_20_body">
      <style:paragraph-properties fo:margin-left="0.4925in" fo:margin-right="0in" fo:text-indent="0in" style:auto-text-indent="false"/>
      <style:text-properties style:font-name="Andale Mono"/>
    </style:style>
    <style:style style:name="P6" style:family="paragraph" style:parent-style-name="Text_20_body">
      <style:paragraph-properties fo:margin-left="0.4925in" fo:margin-right="0in" fo:text-indent="0in" style:auto-text-indent="false"/>
      <style:text-properties style:font-name="Andale Mono" fo:font-weight="normal" style:font-weight-asian="normal" style:font-weight-complex="normal"/>
    </style:style>
    <style:style style:name="P7" style:family="paragraph" style:parent-style-name="Text_20_body">
      <style:paragraph-properties fo:margin-left="0.4925in" fo:margin-right="0in" fo:text-indent="0in" style:auto-text-indent="false"/>
      <style:text-properties style:font-name="Arial1"/>
    </style:style>
    <style:style style:name="P8" style:family="paragraph" style:parent-style-name="Text_20_body">
      <style:paragraph-properties fo:margin-left="0.4925in" fo:margin-right="0in" fo:text-indent="0in" style:auto-text-indent="false"/>
      <style:text-properties style:font-name="Arial1" fo:font-weight="normal" style:font-weight-asian="normal" style:font-weight-complex="normal"/>
    </style:style>
    <style:style style:name="P9" style:family="paragraph" style:parent-style-name="Text_20_body">
      <style:paragraph-properties fo:margin-left="0.4925in" fo:margin-right="0in" fo:text-indent="0in" style:auto-text-indent="false"/>
      <style:text-properties style:font-name="Arial1" fo:font-weight="bold" style:font-weight-asian="bold" style:font-weight-complex="bold"/>
    </style:style>
    <style:style style:name="P10" style:family="paragraph" style:parent-style-name="Text_20_body">
      <style:text-properties style:font-name="Andale Mono" fo:font-weight="bold" style:font-weight-asian="bold" style:font-weight-complex="bold"/>
    </style:style>
    <style:style style:name="P11" style:family="paragraph" style:parent-style-name="Text_20_body">
      <style:text-properties style:font-name="Arial1"/>
    </style:style>
    <style:style style:name="P12" style:family="paragraph" style:parent-style-name="Text_20_body">
      <style:text-properties style:font-name="Arial1" fo:font-weight="normal" style:font-weight-asian="normal" style:font-weight-complex="normal"/>
    </style:style>
    <style:style style:name="P13" style:family="paragraph" style:parent-style-name="Text_20_body">
      <style:text-properties style:font-name="Arial1" fo:font-weight="bold" style:font-weight-asian="bold" style:font-weight-complex="bold"/>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style:font-name="Arial1"/>
    </style:style>
    <style:style style:name="P16" style:family="paragraph" style:parent-style-name="Text_20_body">
      <style:paragraph-properties fo:margin-left="0in" fo:margin-right="0in" fo:text-indent="0in" style:auto-text-indent="false"/>
      <style:text-properties style:font-name="Arial1" fo:font-weight="normal" style:font-weight-asian="normal" style:font-weight-complex="normal"/>
    </style:style>
    <style:style style:name="P17" style:family="paragraph" style:parent-style-name="Text_20_body">
      <style:paragraph-properties fo:margin-left="0in" fo:margin-right="0in" fo:text-indent="0in" style:auto-text-indent="false"/>
      <style:text-properties style:font-name="Arial1" fo:font-weight="bold" style:font-weight-asian="bold" style:font-weight-complex="bold"/>
    </style:style>
    <style:style style:name="P18" style:family="paragraph" style:parent-style-name="Text_20_body">
      <style:paragraph-properties fo:margin-left="0in" fo:margin-right="0in" fo:text-indent="0in" style:auto-text-indent="false"/>
      <style:text-properties style:font-name="Andale Mono" fo:font-weight="bold" style:font-weight-asian="bold" style:font-weight-complex="bold"/>
    </style:style>
    <style:style style:name="P19" style:family="paragraph" style:parent-style-name="Text_20_body">
      <style:paragraph-properties fo:margin-left="0in" fo:margin-right="0in" fo:text-indent="0in" style:auto-text-indent="false"/>
      <style:text-properties style:font-name="Andale Mono" fo:font-weight="normal" style:font-weight-asian="normal" style:font-weight-complex="normal"/>
    </style:style>
    <style:style style:name="P20" style:family="paragraph" style:parent-style-name="Standard">
      <style:paragraph-properties fo:margin-left="0in" fo:margin-right="0in" fo:text-indent="0in" style:auto-text-indent="false"/>
      <style:text-properties style:font-name="Andale Mono"/>
    </style:style>
    <style:style style:name="P21" style:family="paragraph" style:parent-style-name="Text_20_body">
      <style:paragraph-properties fo:margin-left="0.9846in" fo:margin-right="0in" fo:text-indent="0in" style:auto-text-indent="false"/>
      <style:text-properties style:font-name="Arial1" fo:font-weight="normal" style:font-weight-asian="normal" style:font-weight-complex="normal"/>
    </style:style>
    <style:style style:name="P22" style:family="paragraph" style:parent-style-name="Text_20_body">
      <style:paragraph-properties fo:margin-left="0.9846in" fo:margin-right="0in" fo:text-indent="0in" style:auto-text-indent="false"/>
      <style:text-properties style:font-name="Arial1" fo:font-weight="bold" style:font-weight-asian="bold" style:font-weight-complex="bold"/>
    </style:style>
    <style:style style:name="P23" style:family="paragraph" style:parent-style-name="Text_20_body">
      <style:paragraph-properties fo:break-before="page"/>
    </style:style>
    <style:style style:name="P24" style:family="paragraph" style:parent-style-name="Text_20_body">
      <style:paragraph-properties fo:break-before="page"/>
      <style:text-properties style:font-name="Arial1" fo:font-weight="normal" style:font-weight-asian="normal" style:font-weight-complex="normal"/>
    </style:style>
    <style:style style:name="P25" style:family="paragraph" style:parent-style-name="Standard">
      <style:text-properties style:font-name="Andale Mono"/>
    </style:style>
    <style:style style:name="P26" style:family="paragraph" style:parent-style-name="Text_20_body">
      <style:paragraph-properties fo:margin-left="1.4772in" fo:margin-right="0in" fo:text-indent="0in" style:auto-text-indent="false"/>
      <style:text-properties style:font-name="Arial1" fo:font-weight="bold" style:font-weight-asian="bold" style:font-weight-complex="bold"/>
    </style:style>
    <style:style style:name="P27" style:family="paragraph" style:parent-style-name="Table_20_Contents">
      <style:text-properties style:font-name="Arial1"/>
    </style:style>
    <style:style style:name="P28" style:family="paragraph" style:parent-style-name="Table_20_Contents">
      <style:paragraph-properties fo:text-align="center" style:justify-single-word="false"/>
      <style:text-properties style:font-name="Andale Mono"/>
    </style:style>
    <style:style style:name="P29" style:family="paragraph" style:parent-style-name="Table_20_Contents">
      <style:text-properties style:font-name="Andale Mono" fo:font-size="10pt" style:font-size-asian="10pt" style:font-size-complex="10pt"/>
    </style:style>
    <style:style style:name="P30" style:family="paragraph" style:parent-style-name="Table_20_Contents">
      <style:paragraph-properties fo:text-align="center" style:justify-single-word="false"/>
      <style:text-properties style:font-name="Andale Mono" fo:font-size="10pt" style:font-size-asian="10pt" style:font-size-complex="10pt"/>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center" style:justify-single-word="false"/>
      <style:text-properties fo:font-size="10pt" style:font-size-asian="10pt" style:font-size-complex="10pt"/>
    </style:style>
    <style:style style:name="P33" style:family="paragraph" style:parent-style-name="Table_20_Heading">
      <style:text-properties style:font-name="Arial1"/>
    </style:style>
    <style:style style:name="P34" style:family="paragraph" style:parent-style-name="Table_20_Heading">
      <style:text-properties fo:font-size="10pt" style:font-size-asian="10pt" style:font-size-complex="10pt"/>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Contents_20_4">
      <style:paragraph-properties>
        <style:tab-stops>
          <style:tab-stop style:position="6.3354in" style:type="right" style:leader-style="dotted" style:leader-text="."/>
        </style:tab-stops>
      </style:paragraph-properties>
    </style:style>
    <style:style style:name="P39" style:family="paragraph" style:parent-style-name="Contents_20_5">
      <style:paragraph-properties>
        <style:tab-stops>
          <style:tab-stop style:position="6.139in" style:type="right" style:leader-style="dotted" style:leader-text="."/>
        </style:tab-stops>
      </style:paragraph-properties>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text-properties style:font-name="Arial1" fo:font-weight="normal" style:font-weight-asian="normal" style:font-weight-complex="normal"/>
    </style:style>
    <style:style style:name="P44" style:family="paragraph" style:parent-style-name="Text_20_body" style:list-style-name="L6">
      <style:text-properties style:font-name="Arial1" fo:font-weight="normal" style:font-weight-asian="normal" style:font-weight-complex="normal"/>
    </style:style>
    <style:style style:name="P45" style:family="paragraph" style:parent-style-name="Text_20_body" style:list-style-name="L8">
      <style:text-properties style:font-name="Arial1" fo:font-weight="normal" style:font-weight-asian="normal" style:font-weight-complex="normal"/>
    </style:style>
    <style:style style:name="P46" style:family="paragraph" style:parent-style-name="Text_20_body" style:list-style-name="L9">
      <style:text-properties style:font-name="Arial1" fo:font-weight="normal" style:font-weight-asian="normal" style:font-weight-complex="normal"/>
    </style:style>
    <style:style style:name="P47" style:family="paragraph" style:parent-style-name="Text_20_body" style:list-style-name="L11">
      <style:text-properties style:font-name="Arial1" fo:font-weight="normal" style:font-weight-asian="normal" style:font-weight-complex="normal"/>
    </style:style>
    <style:style style:name="P48" style:family="paragraph" style:parent-style-name="Text_20_body" style:list-style-name="L16">
      <style:text-properties style:font-name="Arial1" fo:font-weight="normal" style:font-weight-asian="normal" style:font-weight-complex="normal"/>
    </style:style>
    <style:style style:name="P49" style:family="paragraph" style:parent-style-name="Text_20_body" style:list-style-name="L17">
      <style:text-properties style:font-name="Arial1" fo:font-weight="normal" style:font-weight-asian="normal" style:font-weight-complex="normal"/>
    </style:style>
    <style:style style:name="P50" style:family="paragraph" style:parent-style-name="Text_20_body" style:list-style-name="L19">
      <style:text-properties style:font-name="Arial1" fo:font-weight="normal" style:font-weight-asian="normal" style:font-weight-complex="normal"/>
    </style:style>
    <style:style style:name="P51" style:family="paragraph" style:parent-style-name="Text_20_body" style:list-style-name="L20">
      <style:text-properties style:font-name="Arial1" fo:font-weight="normal" style:font-weight-asian="normal" style:font-weight-complex="normal"/>
    </style:style>
    <style:style style:name="P52" style:family="paragraph" style:parent-style-name="Text_20_body" style:list-style-name="L14">
      <style:text-properties style:font-name="Arial1"/>
    </style:style>
    <style:style style:name="P53" style:family="paragraph" style:parent-style-name="Text_20_body" style:list-style-name="L18">
      <style:text-properties style:font-name="Arial1"/>
    </style:style>
    <style:style style:name="P54" style:family="paragraph" style:parent-style-name="Text_20_body" style:list-style-name="L5"/>
    <style:style style:name="P55" style:family="paragraph" style:parent-style-name="Text_20_body" style:list-style-name="L7"/>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5"/>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5"/>
    <style:style style:name="P65" style:family="paragraph" style:parent-style-name="Text_20_body">
      <style:text-properties fo:font-weight="bold" style:font-weight-asian="bold" style:font-weight-complex="bold"/>
    </style:style>
    <style:style style:name="P66" style:family="paragraph" style:parent-style-name="Text_20_body" style:list-style-name="L8">
      <style:paragraph-properties fo:margin-left="0.9846in" fo:margin-right="0in" fo:text-indent="-0.25in" style:auto-text-indent="false"/>
      <style:text-properties style:font-name="Arial1" fo:font-weight="normal" style:font-weight-asian="normal" style:font-weight-complex="normal"/>
    </style:style>
    <style:style style:name="P67" style:family="paragraph" style:parent-style-name="Text_20_body" style:list-style-name="L23">
      <style:paragraph-properties fo:margin-left="0.9846in" fo:margin-right="0in" fo:text-indent="-0.25in" style:auto-text-indent="false"/>
    </style:style>
    <style:style style:name="P68" style:family="paragraph" style:parent-style-name="Text_20_body" style:list-style-name="L24">
      <style:paragraph-properties fo:margin-left="0.9846in" fo:margin-right="0in" fo:text-indent="-0.25in" style:auto-text-indent="false"/>
    </style:style>
    <style:style style:name="P69" style:family="paragraph" style:parent-style-name="Text_20_body" style:list-style-name="L8">
      <style:paragraph-properties fo:margin-left="1.4772in" fo:margin-right="0in" fo:text-indent="-0.25in" style:auto-text-indent="false"/>
      <style:text-properties style:font-name="Arial1" fo:font-weight="normal" style:font-weight-asian="normal" style:font-weight-complex="normal"/>
    </style:style>
    <style:style style:name="P70" style:family="paragraph" style:parent-style-name="Text_20_body">
      <style:paragraph-properties fo:margin-left="0in" fo:margin-right="0in" fo:text-indent="0in" style:auto-text-indent="false"/>
    </style:style>
    <style:style style:name="P71" style:family="paragraph" style:parent-style-name="Text_20_body">
      <style:paragraph-properties fo:margin-left="0in" fo:margin-right="0in" fo:text-indent="0in" style:auto-text-indent="false"/>
      <style:text-properties style:font-name="Arial1"/>
    </style:style>
    <style:style style:name="P72" style:family="paragraph" style:parent-style-name="Text_20_body">
      <style:paragraph-properties fo:margin-left="0in" fo:margin-right="0in" fo:text-indent="0in" style:auto-text-indent="false"/>
      <style:text-properties fo:font-weight="bold" style:font-weight-asian="bold" style:font-weight-complex="bold"/>
    </style:style>
    <style:style style:name="P73" style:family="paragraph" style:parent-style-name="Text_20_body">
      <style:paragraph-properties fo:margin-left="0.4925in" fo:margin-right="0in" fo:text-indent="0in" style:auto-text-indent="false"/>
    </style:style>
    <style:style style:name="P74" style:family="paragraph" style:parent-style-name="Text_20_body">
      <style:paragraph-properties fo:margin-left="0.4925in" fo:margin-right="0in" fo:text-indent="0in" style:auto-text-indent="false"/>
      <style:text-properties style:font-name="Andale Mono"/>
    </style:style>
    <style:style style:name="P75" style:family="paragraph" style:parent-style-name="Heading_20_2">
      <style:text-properties style:font-name="Arial1" fo:font-weight="normal" style:font-weight-asian="normal" style:font-weight-complex="normal"/>
    </style:style>
    <style:style style:name="P76" style:family="paragraph" style:parent-style-name="Heading_20_3">
      <style:text-properties style:font-name="Arial1"/>
    </style:style>
    <style:style style:name="P77" style:family="paragraph" style:parent-style-name="Heading_20_3">
      <style:text-properties style:font-name="Arial1" fo:font-weight="normal" style:font-weight-asian="normal" style:font-weight-complex="normal"/>
    </style:style>
    <style:style style:name="P78" style:family="paragraph" style:parent-style-name="Heading_20_4">
      <style:text-properties style:font-name="Arial1"/>
    </style:style>
    <style:style style:name="P79" style:family="paragraph" style:parent-style-name="Heading_20_4">
      <style:text-properties style:font-name="Arial1" fo:font-weight="normal" style:font-weight-asian="normal" style:font-weight-complex="normal"/>
    </style:style>
    <style:style style:name="T1" style:family="text">
      <style:text-properties style:font-name="Andale Mono"/>
    </style:style>
    <style:style style:name="T2" style:family="text">
      <style:text-properties style:font-name="Andale Mono" fo:font-weight="bold" style:font-weight-asian="bold" style:font-weight-complex="bold"/>
    </style:style>
    <style:style style:name="T3" style:family="text">
      <style:text-properties style:font-name="Andale Mono" fo:font-weight="normal" style:font-weight-asian="normal" style:font-weight-complex="normal"/>
    </style:style>
    <style:style style:name="T4" style:family="text">
      <style:text-properties style:font-name="Arial1"/>
    </style:style>
    <style:style style:name="T5" style:family="text">
      <style:text-properties style:font-name="Arial1" fo:font-weight="normal" style:font-weight-asian="normal" style:font-weight-complex="normal"/>
    </style:style>
    <style:style style:name="T6" style:family="text">
      <style:text-properties style:font-name="Arial1" fo:font-weight="bold" style:font-weight-asian="bold"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Andale Mono"/>
    </style:style>
    <style:style style:name="T11" style:family="text">
      <style:text-properties style:font-name="Andale Mono" fo:font-weight="normal" style:font-weight-asian="normal" style:font-weight-complex="normal"/>
    </style:style>
    <style:style style:name="T12" style:family="text">
      <style:text-properties style:font-name="Arial1"/>
    </style:style>
    <style:style style:name="T13" style:family="text">
      <style:text-properties style:font-weight-asian="bold"/>
    </style:style>
    <style:style style:name="T14" style:family="text">
      <style:text-properties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Preface<text:tab/>2</text:p>
          <text:p text:style-name="P35">Introduction<text:tab/>2</text:p>
          <text:p text:style-name="P35">Language Processor Creation<text:tab/>4</text:p>
          <text:p text:style-name="P36">Tailoring Identifiers<text:tab/>4</text:p>
          <text:p text:style-name="P36">lexer.Lexer Initialization<text:tab/>5</text:p>
          <text:p text:style-name="P37">init() Subclass Method<text:tab/>6</text:p>
          <text:p text:style-name="P37">Tailoring Tokens<text:tab/>7</text:p>
          <text:p text:style-name="P36">lang.Language Initialization<text:tab/>8</text:p>
          <text:p text:style-name="P37">init() Method<text:tab/>8</text:p>
          <text:p text:style-name="P37">create_lexer() Method<text:tab/>9</text:p>
          <text:p text:style-name="P37">define_parser() Method<text:tab/>9</text:p>
          <text:p text:style-name="P37">Grammar Specification<text:tab/>9</text:p>
          <text:p text:style-name="P38">Production Decorators<text:tab/>11</text:p>
          <text:p text:style-name="P37">Defining the Abstract Syntax Tree<text:tab/>12</text:p>
          <text:p text:style-name="P35">Language Processing<text:tab/>13</text:p>
          <text:p text:style-name="P36">Initiating Language Processing<text:tab/>13</text:p>
          <text:p text:style-name="P37">Calling the parser.Parser parse() Method<text:tab/>13</text:p>
          <text:p text:style-name="P36">Language Processing<text:tab/>14</text:p>
          <text:p text:style-name="P37">Syntactical Analysis<text:tab/>14</text:p>
          <text:p text:style-name="P37">Language Processor Callback Methods<text:tab/>17</text:p>
          <text:p text:style-name="P38">Registering Callback Methods<text:tab/>17</text:p>
          <text:p text:style-name="P39">Parser Callback Points<text:tab/>17</text:p>
          <text:p text:style-name="P39">cbreg() Method<text:tab/>18</text:p>
          <text:p text:style-name="P38">Token Recognition Callbacks<text:tab/>18</text:p>
          <text:p text:style-name="P39">_token() Method<text:tab/>18</text:p>
          <text:p text:style-name="P39">_error() Method<text:tab/>19</text:p>
          <text:p text:style-name="P38">Production Recognition Callbacks<text:tab/>19</text:p>
          <text:p text:style-name="P39">_beg() Method<text:tab/>19</text:p>
          <text:p text:style-name="P39">_end() Method<text:tab/>20</text:p>
          <text:p text:style-name="P38">Production Alternative Callbacks<text:tab/>20</text:p>
          <text:p text:style-name="P39">_trying() Method<text:tab/>20</text:p>
          <text:p text:style-name="P39">_failing() Method<text:tab/>21</text:p>
          <text:p text:style-name="P39">_found() Method<text:tab/>21</text:p>
          <text:p text:style-name="P38">Callback Method Relationships<text:tab/>21</text:p>
          <text:p text:style-name="P37">State Management<text:tab/>23</text:p>
          <text:p text:style-name="P38">Abstract Syntax Trees<text:tab/>23</text:p>
          <text:p text:style-name="P38">Finite State Machines<text:tab/>24</text:p>
          <text:p text:style-name="P35">lexer Module Overview<text:tab/>25</text:p>
          <text:p text:style-name="P35">parser Module Overview<text:tab/>25</text:p>
          <text:p text:style-name="P35">parser Module Classes<text:tab/>27</text:p>
        </text:index-body>
      </text:table-of-content>
      <text:p text:style-name="Standard"/>
      <text:p text:style-name="Text_20_body">Copyright (C) 2013 Harold Grovesteen</text:p>
      <text:p text:style-name="Text_20_body"><text:soft-page-break/>See the file <text:span text:style-name="T1">doc/fdl-1.3.txt</text:span> for copying conditions.</text:p>
      <text:h text:style-name="Heading_20_1" text:outline-level="1">Preface</text:h>
      <text:p text:style-name="Text_20_body">The Stand-alone Tool Kit for s390 (SATK) provides a number of tools. <text:s/>Some tools are focused exclusively for the support of stand-alone, bare metal, programs themselves. <text:s/>Other tools provide assistance in developing such tools. <text:s/>This document focuses specifically on multiple SATK Python modules, in the <text:span text:style-name="T1">tools/lang</text:span> directory, assisting in the development of small language processors, <text:s text:c="2"/>specifically: </text:p>
      <text:list xml:id="list1782989030" text:style-name="L1">
        <text:list-item>
          <text:p text:style-name="P40"><text:span text:style-name="T1">lexer.py</text:span><text:span text:style-name="T4"> – a framework for lexical analysis,</text:span></text:p>
        </text:list-item>
        <text:list-item>
          <text:p text:style-name="P40"><text:span text:style-name="T1">parser.py</text:span><text:span text:style-name="T4"> – a framework for syntactical analysis,</text:span></text:p>
        </text:list-item>
        <text:list-item>
          <text:p text:style-name="P40"><text:span text:style-name="T1">lang.py</text:span> – a framework for language processing, and</text:p>
        </text:list-item>
        <text:list-item>
          <text:p text:style-name="P40"><text:span text:style-name="T1">syntax.py</text:span>, - a framework for abstract syntax tree creation and management.</text:p>
        </text:list-item>
      </text:list>
      <text:p text:style-name="Text_20_body">Numerous tools exist for developing language processors in Python. <text:s/>Others provide support for Python, for example the ANTLR tool kit written in Java. <text:s/>So, why another one? <text:s/>These tools and others never quite managed to satisfy the authors needs. <text:s/>ANTLR is probably the exception, but places a dependency upon Java for its use. <text:s/>Dependencies upon other projects complicates user installation. <text:s/>And frankly, from experience, one spends a lot of time trying to figure out how to use the tool rather than using it. <text:s/>For the SATK author, this is avoided by providing the tool within SATK. <text:s/>For someone else, this document is provided. <text:s/>It is strongly recommended that any user of these modules utilize SATK's own usage as examples to see how it is done.</text:p>
      <text:h text:style-name="Heading_20_1" text:outline-level="1">Introduction</text:h>
      <text:p text:style-name="Text_20_body">The <text:span text:style-name="T1">parser</text:span><text:span text:style-name="T4"> and <text:s/></text:span><text:span text:style-name="T1">lexer</text:span> modules provide the base components for implementing the front end functionality of a language processor in Python 3. <text:s text:c="2"/>The language specific processing, the “back end” and tailoring of the front end <text:s/>of course must be suppled by the user of these modules, standardized in the <text:span text:style-name="T1">lang</text:span> module. <text:s/>It should be emphasized that no matter what tool is used for the creation of the lexical and/or syntactic processing, ultimately, a language processor is a coding effort. <text:s/>This means <text:s/>no matter which tool is used, the developer will <text:s/>go through numerous iterations, test and modify the standard processing according to the needs and the tool's actual processing of the recognized language. <text:s/>No language recognizing tool kit eliminates this repetitive development task. The tools offered by the <text:span text:style-name="T1">parser</text:span><text:span text:style-name="T4">,</text:span> <text:span text:style-name="T1">lexer</text:span><text:span text:style-name="T4"> and </text:span><text:span text:style-name="T1">lang</text:span><text:span text:style-name="T4"> </text:span>modules do not either.</text:p>
      <text:p text:style-name="Text_20_body">The standard processes can be broken down into five discrete phases, each of <text:s/>which is represented in the <text:span text:style-name="T1">parser</text:span><text:span text:style-name="T4">,</text:span> <text:span text:style-name="T1">lexer</text:span> and <text:span text:style-name="T1">lang</text:span> modules by a class.</text:p>
      <text:p text:style-name="Text_20_body">Phase 0 - <text:span text:style-name="T1">lang.Language</text:span><text:span text:style-name="T4"> subclass</text:span></text:p>
      <text:p text:style-name="P4">Creation of the language processor "front end" that performs phases 1 through 3 and optionally the "back end" that performs phase 4. <text:s/>See the section “Language Processor Creation” below for more information.</text:p>
      <text:p text:style-name="Text_20_body"><text:soft-page-break/>Phase 1 – <text:span text:style-name="T1">lexer.Lexer</text:span><text:span text:style-name="T4"> subclass</text:span></text:p>
      <text:p text:style-name="P4">Lexical processing converts a character stream into a stream of tokens. <text:s/>A "token" in the tool kit is defined by a Python regular expression encapsulated as an instance of <text:span text:style-name="T1">lexer.Type</text:span>. <text:s/>Strings matching the regular expression are recognized as belonging to the type and are converted into instances of <text:span text:style-name="T1">lexer.Token</text:span>. <text:s/>The <text:span text:style-name="T1">lexer</text:span> module provides Phase 1 functionality.</text:p>
      <text:p text:style-name="Text_20_body">Phase 2 - <text:span text:style-name="T1">parser.Parser</text:span></text:p>
      <text:p text:style-name="P4">Syntactical processing is solely the act of recognizing a stream of tokens (<text:span text:style-name="T1">lexer.Token</text:span> instances) as belonging to a specific language. <text:s/>The language is defined by a grammar. <text:s/>The grammar itself is a mini language processed by the <text:span text:style-name="T1">parser.Grammar</text:span> class using its own lexical analyzer, the <text:span text:style-name="T1">parser.GLexer</text:span> class. <text:s/>The output of the grammar processor is an internal representation of the grammar that drives the recognition processing of the <text:span text:style-name="T1">parser.Parser</text:span> class.</text:p>
      <text:p text:style-name="Text_20_body">Phase 3 – <text:span text:style-name="T1">lang.Language</text:span> subclass</text:p>
      <text:p text:style-name="P4">Language processing is performed on the token sequences recognized as part of the language. <text:s/>A required subclass of the <text:span text:style-name="T1">parser.Parser</text:span> class performs this processing by cooperating with the parser's recognition functionality. <text:s/>The <text:span text:style-name="T1">lang,Language</text:span> class is such a subclass. <text:s/>It is here that the actual "meaning" or semantic processing is initiated. <text:s/>This occurs when the language processor assists the parser in creating an internal representation of the recognized language elements. <text:s/>The internal representations is a tree of parent/child nodes, called an Abstract Syntax Tree (AST). <text:s/>The creation of the AST effectively completes the "front end" portion of the language processor.</text:p>
      <text:p text:style-name="Text_20_body">Phase 4 - <text:span text:style-name="T1">lang.Language</text:span> subclass</text:p>
      <text:p text:style-name="P4">The language processing is completed by processing the AST, creating the language results. <text:s/>This may be provided by the <text:span text:style-name="T1">parser.Parser</text:span> subclass or the AST can be passed onto some other class for this phase.</text:p>
      <text:p text:style-name="Text_20_body">This documentation for the parser module is broken into three sections:</text:p>
      <text:list xml:id="list937495907" text:style-name="L2">
        <text:list-item>
          <text:p text:style-name="P41">Language Processor Creation,</text:p>
        </text:list-item>
        <text:list-item>
          <text:p text:style-name="P41">Language Processing, and</text:p>
        </text:list-item>
        <text:list-item>
          <text:p text:style-name="P41">Module Summary</text:p>
        </text:list-item>
      </text:list>
      <text:p text:style-name="Text_20_body">The first section describes how the various classes fit together to create a functioning parser for a language. <text:s/>The second section describes how the syntactical analyzer interacts with the lexical analyzer and language processor. <text:s/>The third section describes the individual classes offered by each module and how they contribute to language processing. <text:s/>Details of each class and its methods precede the definition of the class itself within the Python tools. <text:s/>Reference to the actual Python scripts are encouraged for the details.</text:p>
      <text:h text:style-name="Heading_20_1" text:outline-level="1"><text:soft-page-break/>Language Processor Creation</text:h>
      <text:p text:style-name="Text_20_body">Phase 0, identified above, creates the language processor. <text:s/>The language processor is in fact composed of a subclass of the <text:span text:style-name="T1">lexer.Lexer</text:span> class and a subclass of the <text:span text:style-name="T1">lang.Language</text:span> class, itself a subclass of <text:s/><text:span text:style-name="T1">parser.Parser</text:span>. <text:s/>In each case the subclass tailors the generic lexical and syntactical analyzer supplied by the respective base classes.</text:p>
      <text:p text:style-name="Text_20_body">Both generic classes use the same strategy for tailoring by its respective subclass. <text:s/>Most tailoring is provided by means of methods supported by the generic class and called by the subclass. <text:s/>The language specific tailoring occurs in the subclass provided method, <text:span text:style-name="T1">init()</text:span>. <text:s/>Within this method the subclass will tailor its language specific definitions. <text:s/>This method in both cases should return the language specific subclass instance as the result of the method in the same way as occurs for the special Python method <text:span text:style-name="T1">__init__()</text:span>.</text:p>
      <text:p text:style-name="Text_20_body">If we let the string <text:span text:style-name="T1">&lt;analyzer&gt;</text:span> represent either base class, namely, <text:span text:style-name="T1">lang.Language</text:span> or <text:span text:style-name="T1">lexer.Lexer</text:span><text:span text:style-name="T4">, this is how the language specific class is structured.</text:span></text:p>
      <text:p text:style-name="P3">class My_Analyzer(&lt;analyzer&gt;):</text:p>
      <text:p text:style-name="P3"><text:s text:c="4"/>def __init__(self):</text:p>
      <text:p text:style-name="P3"><text:s text:c="8"/>super().__init__(&lt;possible optional arguments&gt;)</text:p>
      <text:p text:style-name="P3"><text:s text:c="4"/>def init(self):</text:p>
      <text:p text:style-name="P3"><text:s text:c="8"/># Tailor the analyzer for the target language...</text:p>
      <text:p text:style-name="P20"><text:s text:c="13"/>return self</text:p>
      <text:p text:style-name="P15"/>
      <text:p text:style-name="P15">The language specific analyzer is then created by this statement:</text:p>
      <text:p text:style-name="P5">my_analyzer=My_Analyzer().init()</text:p>
      <text:p text:style-name="P15">The base lexical analyzer class, <text:span text:style-name="T1">lexer.Lexer</text:span>, has some optional arguments to override some defaults. <text:s/>See the “lexer.Lexer Initialization” section for details. <text:s text:c="2"/>The base syntactical analyzer class does not.</text:p>
      <text:p text:style-name="P15">An encapsulating class or module maintains the presence of the language processor during its existence. <text:s/>Such an environment is normally required to perform such tasks as Python script command line argument processing and accesses to a file system during language processing. <text:s/>None of these capabilities are inherent in the language processing tools themselves.</text:p>
      <text:h text:style-name="Heading_20_2" text:outline-level="2">Tailoring Identifiers</text:h>
      <text:p text:style-name="Text_20_body">The language processing system is built around the concept of identifiers. <text:s/>An identifier is nothing more than a Python string namung a language processor specific component. <text:s/>They should be thought of as belonging to a single name space requiring each to be unique for a given combination of syntactic and lexical analyzers.</text:p>
      <text:p text:style-name="Text_20_body">For the lexical analyzer, the language specific component is the token type recognized by means of a Python regular expression. <text:s/>These identifiers are called a <text:span text:style-name="T1">tid</text:span>, meaning the id as belonging to a token. <text:s/>Although a <text:span text:style-name="T1">tid</text:span> is defined when a token type is created by an instance <text:soft-page-break/>of the <text:span text:style-name="T1">lexer.Type</text:span> class, each string recognized by the lexical analyzer inherits the type's id.</text:p>
      <text:p text:style-name="Text_20_body">Identifiers used by the syntactical analyzer are called a <text:span text:style-name="T1">pid</text:span>, meaning the id refers to a syntactical production. <text:s/>A <text:span text:style-name="T1">pid</text:span> is defined when the internal representation of a production is created and is referenced within a grammar specification. <text:s/>The syntactical analyzer uses both tokens and productions, and is therefore aware of both forms of identifiers.</text:p>
      <text:p text:style-name="Text_20_body">In addition to linking the syntactical analyzer with the lexical analyzer, the id string also links the two generic analyzers with the language processor itself. <text:s/>Methods that incorporate an identifier in a specific way link lexical tokens and syntactic productions to their corresponding language specific processing within the front end of the language processor.</text:p>
      <text:h text:style-name="Heading_20_2" text:outline-level="2">lexer.Lexer Initialization</text:h>
      <text:p text:style-name="Text_20_body">As explained above, all of the heavy lifting required to initialize a lexical analyzer is performed in the <text:span text:style-name="T1">lexer.Lexer</text:span> subclass method <text:span text:style-name="T1">init()</text:span>.</text:p>
      <text:p text:style-name="Text_20_body">Lexical analysis is very straight forward. <text:s/>Each regular expression is tried in the order in which a <text:span text:style-name="T1">lexer.Type</text:span> instance is registered with the lexical analyzer. <text:s/>When a match is found, a <text:span text:style-name="T1">lexer.Token</text:span><text:span text:style-name="T4"> instance is created and returned to the user of the lexical analyzer. <text:s/>If no match is found, the analyzer can either throw a </text:span><text:span text:style-name="T1">lexer.LexerError</text:span><text:span text:style-name="T4"> exception or generate an instance of the </text:span><text:span text:style-name="T1">lexer.Unrecognized</text:span><text:span text:style-name="T4"> class, a subclass of </text:span><text:span text:style-name="T1">lexer.Token</text:span><text:span text:style-name="T4">. <text:s/>Which is dependent upon the arguments used to initiate the actual analysis.</text:span></text:p>
      <text:p text:style-name="Text_20_body">The lexical analyzer's processing is globally influenced by its instance creation arguments. <text:s text:c="2"/>These are included when the lexical analyzer subclass calls its super class' <text:span text:style-name="T1">__init__()</text:span> method, as depicted above. <text:s/>These three arguments are provided:</text:p>
      <text:list xml:id="list2072506478" text:style-name="L3">
        <text:list-item>
          <text:p text:style-name="P42"><text:span text:style-name="T1">dup</text:span> (defaults to <text:span text:style-name="T1">False</text:span>),</text:p>
        </text:list-item>
        <text:list-item>
          <text:p text:style-name="P42"><text:span text:style-name="T1">grammar</text:span> (defaults to <text:span text:style-name="T1">False</text:span>) and</text:p>
        </text:list-item>
        <text:list-item>
          <text:p text:style-name="P42"><text:span text:style-name="T1">ucls</text:span> (defaults to the <text:span text:style-name="T1">lexer.Unrecognized</text:span> class).</text:p>
        </text:list-item>
      </text:list>
      <text:p text:style-name="Text_20_body">The first two arguments tailor the way token types and <text:span text:style-name="T1">tid</text:span>'s are handled when tailoring by the subclass occurs. <text:s/></text:p>
      <text:p text:style-name="P10">dup</text:p>
      <text:p text:style-name="P4">Because the application of a regular expression to the input stream is sequenced based, the lexical analyzer is not dependent upon the defined <text:span text:style-name="T1">tid</text:span> of a recognized type. <text:s/>The <text:span text:style-name="T1">tid</text:span> is really for the use of the user of the lexical analyzer. <text:s/>Hence proper functioning can occur with types of the same name (and resulting in <text:span text:style-name="T1">lexer.Token</text:span> instances all have the same <text:span text:style-name="T1">tid</text:span>). <text:s/>Specifying <text:span text:style-name="T1">dup=True</text:span> allows such duplicate <text:span text:style-name="T1">tid</text:span>'s to be registered with the lexical analyzer. <text:s/>The default, <text:span text:style-name="T1">dup=False</text:span>, causes a <text:span text:style-name="T1">lexer.LexerError</text:span> exception to be raised if a duplicate is encountered during the processing of the<text:span text:style-name="T4"> </text:span><text:span text:style-name="T1">init()</text:span> method. <text:s/>Before using <text:span text:style-name="T1">dup=True</text:span>, the implications for the user of the lexical analyzer must be understood. <text:s/>This is particularly the case when using the <text:span text:style-name="T1">lexer.Parser</text:span> for syntactic analysis, as a user of the <text:span text:style-name="T1">lexer.Lexer</text:span> for lexical analysis.</text:p>
      <text:p text:style-name="P10"><text:soft-page-break/>grammar</text:p>
      <text:p text:style-name="P8">It is common place for grammar specifications to separate non-terminal productions names (<text:span text:style-name="T1">pid</text:span>'s here) from terminal names by requiring terminal names to be upper case. <text:s/>When <text:span text:style-name="T1">grammar=True</text:span> is specified, <text:span text:style-name="T1">tid</text:span> names will automatically be made upper case. <text:s/>The syntactical analyzer has no such requirement, but this option is provided as a coding convenience to ensure upper case <text:span text:style-name="T1">tid</text:span>'s are present in <text:span text:style-name="T1">lexer.Token</text:span> instances. <text:s/>The default, grammar=False, uses unchanged the <text:span text:style-name="T1">tid</text:span> provided in a <text:span text:style-name="T1">lexer.Type</text:span> instance.</text:p>
      <text:p text:style-name="P10">ucls</text:p>
      <text:p text:style-name="P8">The last optional argument influences the how the lexical analyzer presents unrecognized portions of the input stream to the lexical analyzer user. <text:s/>It normally presents an instance of <text:span text:style-name="T1">lexer.Unrecognized</text:span>. <text:s/>The tailoring subclass uses the <text:span text:style-name="T1">ucls</text:span> argument to identify a different class, a subclass of <text:span text:style-name="T1">lexer.Unrecognized</text:span>, to be presented instead.</text:p>
      <text:h text:style-name="Heading_20_3" text:outline-level="3">init() Subclass Method</text:h>
      <text:p text:style-name="P12">The sole responsibility of the init() method defined by the language specific subclass of lexer.Lexer is the creation of <text:span text:style-name="T1">lexer.Type</text:span> instances and registering them with the lexical analyzer in the base class. <text:s/>The order in which the instance is registered dictates the order in which their respective regular expressions are tested against the input stream.</text:p>
      <text:p text:style-name="P12">The <text:span text:style-name="T1">lexer.Type</text:span> class essentially is a template for the creation of token instances from recognized character strings within text. Subclasses of <text:span text:style-name="T1">lexer.Type</text:span> should not be required. <text:s/>Their content is totally dictated by the functionality of the <text:span text:style-name="T1">lexer.Lexer</text:span>'s processing. <text:s text:c="3"/></text:p>
      <text:p text:style-name="P12">Each instance of <text:span text:style-name="T1">lexer.Type</text:span> has two required parameters:</text:p>
      <text:list xml:id="list1405215098" text:style-name="L4">
        <text:list-item>
          <text:p text:style-name="P43">first, a <text:span text:style-name="T1">tid</text:span> identifying the type and</text:p>
        </text:list-item>
        <text:list-item>
          <text:p text:style-name="P43">second, a regular expression pattern.</text:p>
        </text:list-item>
      </text:list>
      <text:p text:style-name="P12">Refer to Python documentation for a description of how the regular expression pattern is defined. <text:s/>Whether the same tid name may be used in other instances of <text:span text:style-name="T1">lexer.Type</text:span> is controlled by the <text:span text:style-name="T1">lexer.Lexer</text:span> instance argument <text:span text:style-name="T1">dup</text:span>. <text:s/>Each type is registered with the analyzer using the <text:span text:style-name="T1">type()</text:span> method. <text:s/>Statements like the following are frequently found within the <text:span text:style-name="T1">init()</text:span> method.</text:p>
      <text:p text:style-name="P6">self.type( lexer.Type( "nl", r"(?m)\n+" ) )</text:p>
      <text:p text:style-name="P16">In this example, a new line is recognized in the input stream by the regular expression pattern and it will have a <text:span text:style-name="T1">tid</text:span> of <text:span text:style-name="T1">“nl”</text:span>.</text:p>
      <text:p text:style-name="P16">When all of the types have been registered with lexical analyzer base class, the <text:span text:style-name="T1">init() </text:span>method should as its last action, return the current instance using:</text:p>
      <text:p text:style-name="P6">return self</text:p>
      <text:p text:style-name="P16">See the following section for options that influence the creation of <text:span text:style-name="T1">lexer.Token</text:span> instances.</text:p>
      <text:h text:style-name="Heading_20_3" text:outline-level="3"><text:soft-page-break/>Tailoring Tokens</text:h>
      <text:p text:style-name="Text_20_body">Tailoring of tokens occurs through optional arguments supplied when the token's <text:span text:style-name="T1">lexer.Type</text:span> instance is created. <text:s/>This section discusses these options.</text:p>
      <text:p text:style-name="Text_20_body">Two optional arguments relate to regular expressions:</text:p>
      <text:list xml:id="list2004206522" text:style-name="L5">
        <text:list-item>
          <text:p text:style-name="P54"><text:span text:style-name="T1">flags</text:span> (defaults to <text:span text:style-name="T1">0</text:span>) and</text:p>
        </text:list-item>
        <text:list-item>
          <text:p text:style-name="P54"><text:span text:style-name="T1">mo</text:span> (defaults to <text:span text:style-name="T1">False</text:span>).</text:p>
        </text:list-item>
      </text:list>
      <text:p text:style-name="P10">flags</text:p>
      <text:p text:style-name="P8">On occasion, regular expressions require certain flags to be set when processed. <text:s/>Setting this argument to the desired flags causes them to be passed to the regular expression module. <text:s/>In most cases these flags can be supplied within the regular expression pattern string itself and this is recommended.</text:p>
      <text:p text:style-name="P18">mo</text:p>
      <text:p text:style-name="P8">The regular expression module will create a “match object” when the match succeeds. <text:s/>Setting <text:span text:style-name="T1">mo=True</text:span> causes this object to be preserved in the <text:span text:style-name="T1">lexer.Token</text:span> instance for later reference. <text:s/>This is likely most useful when a <text:span text:style-name="T1">lexer.Token</text:span> subclass is in use. <text:s/>Three <text:span text:style-name="T1">lexer.Token</text:span> methods are provided when mo=True to access different content of the match object:</text:p>
      <text:p text:style-name="P21"><text:span text:style-name="T1">match()</text:span> - returns the entire match object.</text:p>
      <text:p text:style-name="P21"><text:span text:style-name="T1">dict()</text:span> - returns the match object group dictionary</text:p>
      <text:p text:style-name="P21"><text:span text:style-name="T1">groups()</text:span> - returns the match object groups as a list.</text:p>
      <text:p text:style-name="P8">If <text:span text:style-name="T1">mo=False</text:span>, no match object is present and these methods raise a <text:span text:style-name="T1">lexer.LexerError</text:span> exception.</text:p>
      <text:p text:style-name="P16">Three optional arguments control aspects of the <text:span text:style-name="T1">lexer.Token</text:span> instance creation and lexical analysis processing .</text:p>
      <text:list xml:id="list1664176298" text:style-name="L6">
        <text:list-item>
          <text:p text:style-name="P44"><text:span text:style-name="T1">eol</text:span> (defaults to <text:span text:style-name="T1">False</text:span>),</text:p>
        </text:list-item>
        <text:list-item>
          <text:p text:style-name="P44"><text:span text:style-name="T1">tcls</text:span> (defaults to <text:span text:style-name="T1">lexer.Token</text:span>) and</text:p>
        </text:list-item>
        <text:list-item>
          <text:p text:style-name="P44"><text:span text:style-name="T1">debug</text:span> (defaults to <text:span text:style-name="T1">False</text:span>).</text:p>
        </text:list-item>
      </text:list>
      <text:p text:style-name="P10">eol</text:p>
      <text:p text:style-name="P8">When specified at <text:span text:style-name="T1">eol=True</text:span>, the number of newline sequences are counted within the recognized character string. <text:s/>This argument only makes sense if the regular expression includes newlines in its processing. <text:s/>This requires either the <text:span text:style-name="T1">re.MULTILINE</text:span> flag to be set or the <text:span text:style-name="T1">(?m)</text:span> flag set within the regular expression pattern. <text:s/>The latter is seen in the example above. <text:s/>This argument set to <text:span text:style-name="T1">True</text:span> is required for proper line number tracking within the lexical analyzer when newlines are recognized by a token type. <text:s/>Newline tracking within unrecognized sequences is specified when lexical analysis is initiated.</text:p>
      <text:p text:style-name="P18"><text:soft-page-break/>tcls</text:p>
      <text:p text:style-name="P8">On occasion it may be useful to create a subclass of lexer.Token rather than the base class. <text:s/>This allows extension of the handling by the language processor for the type.</text:p>
      <text:p text:style-name="P18">debug</text:p>
      <text:p text:style-name="P8">On occasion recognition of a token type does not occur as expected. <text:s/>Specifying <text:span text:style-name="T1">debug=True</text:span> causes messages to be provide concerning the results of the regular expression analysis of this type.</text:p>
      <text:p text:style-name="P8">By setting this argument to <text:span text:style-name="T1">True</text:span> for each token type, tracking of the various regular expressions successes and failures is reported. <text:s/>Warning, lots of output results in this case.</text:p>
      <text:p text:style-name="P16">The remaining option allows flagging of the token to the user for possible relevance of a token by the lexical analyzer user:</text:p>
      <text:list xml:id="list942299424" text:style-name="L7">
        <text:list-item>
          <text:p text:style-name="P55"><text:span text:style-name="T3">ignore</text:span><text:span text:style-name="T5"> (Defaults to </text:span><text:span text:style-name="T3">False</text:span><text:span text:style-name="T5">)</text:span></text:p>
        </text:list-item>
      </text:list>
      <text:p text:style-name="P10">ignore</text:p>
      <text:p text:style-name="P4"><text:span text:style-name="T5">Specify </text:span><text:span text:style-name="T3">ignore=True</text:span><text:span text:style-name="T5"> if the user of this token type might want to ignore it. <text:s/>The lexical analyzer makes no judgment on relevance and returns all recognized token types and if requested, even unrecognized strings. <text:s/>Instances of </text:span><text:span text:style-name="T3">lexer.Unrecognized</text:span><text:span text:style-name="T5"> are always flagged with </text:span><text:span text:style-name="T3">ignore=True</text:span><text:span text:style-name="T5">. <text:s/>Other typical cases where </text:span><text:span text:style-name="T3">ignore=True</text:span><text:span text:style-name="T5"> is used are when comments or white space occurs within the analyzed string and is recognized by a token type.</text:span></text:p>
      <text:h text:style-name="Heading_20_3" text:outline-level="3"><text:span text:style-name="T5">Special Token Types</text:span></text:h>
      <text:p text:style-name="Text_20_body"><text:span text:style-name="T5">Two special token types are supported by the lexical analyzer:</text:span></text:p>
      <text:list xml:id="list746743862" text:style-name="L25">
        <text:list-item>
          <text:p text:style-name="P64"><text:span text:style-name="T5">the empty token type and </text:span></text:p>
        </text:list-item>
        <text:list-item>
          <text:p text:style-name="P64"><text:span text:style-name="T5">the end-of-stream type.</text:span></text:p>
        </text:list-item>
      </text:list>
      <text:p text:style-name="Text_20_body"><text:span text:style-name="T5">Both of these special token types are subclasses of the generic </text:span><text:span text:style-name="T3">lexer.Type</text:span><text:span text:style-name="T5"> class and may have a </text:span><text:span text:style-name="T3">tid</text:span><text:span text:style-name="T5"> specified. <text:s/>If the user of the lexical analyzer requires either of these special token types, they must be added to the analyzer with the </text:span><text:span text:style-name="T3">type()</text:span><text:span text:style-name="T5"> method as with any other token type.</text:span></text:p>
      <text:h text:style-name="Heading_20_4" text:outline-level="4"><text:span text:style-name="T5">EMPTY Token Type</text:span></text:h>
      <text:p text:style-name="Text_20_body"><text:span text:style-name="T5">The empty token type is created by instantiating an instance of the </text:span><text:span text:style-name="T3">EmptyType</text:span><text:span text:style-name="T5"> class. <text:s/>It has the following instance arguments:</text:span></text:p>
      <text:p text:style-name="P65"><text:span text:style-name="T4">tid</text:span></text:p>
      <text:p text:style-name="P4"><text:span text:style-name="T5">Specifies the tid for the empty token type. <text:s/>Defaults to 'EMPTY'.</text:span></text:p>
      <text:p text:style-name="P72"><text:span text:style-name="T4">tcls</text:span></text:p>
      <text:p text:style-name="P4"><text:soft-page-break/><text:span text:style-name="T5">Specifies the class to be instantiated by the type. <text:s/>Defaults to the </text:span><text:span text:style-name="T3">Empty</text:span><text:span text:style-name="T5"> subclass of l</text:span><text:span text:style-name="T3">exer.Token</text:span><text:span text:style-name="T5">.</text:span></text:p>
      <text:p text:style-name="P72"><text:span text:style-name="T4">debug</text:span></text:p>
      <text:p text:style-name="P4"><text:span text:style-name="T5">Specifies whether debugging is to be occur for this token type.</text:span></text:p>
      <text:p text:style-name="P14"><text:span text:style-name="T5">Because each instance argument has a default, simply coding EmptyType() is normally sufficient. <text:s/>When referencing the empty token in a production, the specified or defaulting </text:span><text:span text:style-name="T3">tid</text:span><text:span text:style-name="T5"> must be used.</text:span></text:p>
      <text:h text:style-name="Heading_20_4" text:outline-level="4"><text:span text:style-name="T5">EOS Token Type</text:span></text:h>
      <text:p text:style-name="Text_20_body"><text:span text:style-name="T5">The end-of-stream token identifies for the user of the lexical analyzer when the end of the input stream has been reached. <text:s/>By presenting the end-of-stream (EOS) token type to the lexical analyzer with the type() method, the analyzer will generate and present the EOS token when the end is reached. <text:s/>Omitting the EOS token type from the set of recognized tokens will cause the lexical analyzer to simply cease when the end it reached.</text:span></text:p>
      <text:p text:style-name="Text_20_body"><text:span text:style-name="T5">The end-of-stream token type is created by instantiating an instance of the EOS</text:span><text:span text:style-name="T3">Type</text:span><text:span text:style-name="T5"> class. <text:s/>It has the following instance arguments:</text:span></text:p>
      <text:p text:style-name="P65"><text:span text:style-name="T4">tid</text:span></text:p>
      <text:p text:style-name="P4"><text:span text:style-name="T5">Specifies the </text:span><text:span text:style-name="T3">tid</text:span><text:span text:style-name="T5"> for the empty token type. <text:s/>Defaults to 'EOS'.</text:span></text:p>
      <text:p text:style-name="P72"><text:span text:style-name="T4">tcls</text:span></text:p>
      <text:p text:style-name="P4"><text:span text:style-name="T5">Specifies the class to be instantiated by the type. <text:s/>Defaults to the EOS</text:span><text:span text:style-name="T5"> subclass of l</text:span><text:span text:style-name="T3">exer.Token</text:span><text:span text:style-name="T5">.</text:span></text:p>
      <text:p text:style-name="P72"><text:span text:style-name="T4">debug</text:span></text:p>
      <text:p text:style-name="P4"><text:span text:style-name="T5">Specifies whether debugging is to be occur for this token type.</text:span></text:p>
      <text:h text:style-name="P75" text:outline-level="2">lang.Language Initialization</text:h>
      <text:p text:style-name="Text_20_body"><text:span text:style-name="T5">A subclass of the </text:span><text:span text:style-name="T3">parser.Parser</text:span><text:span text:style-name="T5">, the </text:span><text:span text:style-name="T3">lang.Language</text:span><text:span text:style-name="T5"> class</text:span><text:span text:style-name="T5"> tailors syntactical analysis for the a specific language processor. <text:s/>Initialization is accomplished in the same way as with the </text:span><text:span text:style-name="T3">lexer.Lexer</text:span><text:span text:style-name="T5"> class, by the use of an </text:span><text:span text:style-name="T3">init()</text:span><text:span text:style-name="T5"> method supplied by the subclass. <text:s/>Unlike the </text:span><text:span text:style-name="T3">lexer.Lexer</text:span><text:span text:style-name="T5"> class, the </text:span><text:span text:style-name="T3">parser.Parser</text:span><text:span text:style-name="T5"> class has no instance arguments. <text:s/>All tailoring is performed through methods supplied by the </text:span><text:span text:style-name="T3">lang.Language</text:span><text:span text:style-name="T5"> class.</text:span></text:p>
      <text:p text:style-name="P12">A language processor is a three tiered set of classes:</text:p>
      <text:list xml:id="list211467495" text:style-name="L8">
        <text:list-item>
          <text:p text:style-name="P45">parser.Parser – the base class generic syntactical analyzer</text:p>
        </text:list-item>
        <text:list-item>
          <text:p text:style-name="P66">lang.Language – a subclass of parser.Parser providing the “glue” between the base class and the language specific processor and finally</text:p>
        </text:list-item>
        <text:list-item>
          <text:p text:style-name="P69">its subclass, the language specific processor itself.</text:p>
        </text:list-item>
      </text:list>
      <text:h text:style-name="P77" text:outline-level="3"><text:soft-page-break/>init() Method</text:h>
      <text:p text:style-name="Text_20_body"><text:span text:style-name="T5">The </text:span><text:span text:style-name="T3">lang.Language</text:span><text:span text:style-name="T5"> subclass </text:span><text:span text:style-name="T3">init()</text:span><text:span text:style-name="T5"> method performs the following tasks:</text:span></text:p>
      <text:list xml:id="list1858431564" text:style-name="L9">
        <text:list-item>
          <text:p text:style-name="P46">Establishes any language specific debugging options and enables supplied lexical, grammatical and syntactical debugging options it requires.</text:p>
        </text:list-item>
        <text:list-item>
          <text:p text:style-name="P56"><text:span text:style-name="T5">Establishes its callback methods. (See the section that discusses language processing </text:span><text:span text:style-name="T5">callback methods.)</text:span></text:p>
        </text:list-item>
        <text:list-item>
          <text:p text:style-name="P56"><text:span text:style-name="T5">And completes my calling the </text:span><text:span text:style-name="T3">lang.Language.create()</text:span><text:span text:style-name="T5"> method.</text:span></text:p>
        </text:list-item>
      </text:list>
      <text:p text:style-name="Text_20_body"><text:span text:style-name="T5">The </text:span><text:span text:style-name="T3">lang.Language.create()</text:span><text:span text:style-name="T5"> method, provided by the super class, performs the following sequence of actions:</text:span></text:p>
      <text:list xml:id="list287777529" text:style-name="L10">
        <text:list-item>
          <text:p text:style-name="P57"><text:span text:style-name="T5">Calls the subclass provided </text:span><text:span text:style-name="T3">create_lexer()</text:span><text:span text:style-name="T5"> method for creation of the language specific lexical analyzer.</text:span></text:p>
        </text:list-item>
        <text:list-item>
          <text:p text:style-name="P57"><text:span text:style-name="T5">Calls the subclass provided </text:span><text:span text:style-name="T3">define_parser()</text:span><text:span text:style-name="T5"> method to determine the syntactical grammar and starting production of the syntactical analyzer.</text:span></text:p>
        </text:list-item>
        <text:list-item>
          <text:p text:style-name="P57"><text:span text:style-name="T5">Calls the </text:span><text:span text:style-name="T3">parser.Parser</text:span><text:span text:style-name="T5"> super class </text:span><text:span text:style-name="T3">generate()</text:span><text:span text:style-name="T5"> method, creating the syntactical analyzer's internal representation of the grammar and setting the starting production.</text:span></text:p>
        </text:list-item>
      </text:list>
      <text:p text:style-name="Text_20_body"><text:span text:style-name="T5">The </text:span><text:span text:style-name="T3">lang.Language</text:span><text:span text:style-name="T5"> subclass </text:span><text:span text:style-name="T3">init()</text:span><text:span text:style-name="T5"> method completes its work by returning itself as the result by using the Python statement, </text:span><text:span text:style-name="T3">return self</text:span><text:span text:style-name="T5">.</text:span></text:p>
      <text:p text:style-name="Text_20_body"><text:span text:style-name="T5">The following methods are required of the language specific processor for callbacks from the </text:span><text:span text:style-name="T3">lang.Language.create()</text:span><text:span text:style-name="T5"> method.</text:span></text:p>
      <text:h text:style-name="P77" text:outline-level="3">create_lexer() Method</text:h>
      <text:p text:style-name="Text_20_body"><text:span text:style-name="T5">The method of a language specific has one role. <text:s/>It instantiates the subclass of </text:span><text:span text:style-name="T3">lexer.Lexer</text:span><text:span text:style-name="T5"> for use in processing the languages text input. <text:s/>Then it must initialize it using </text:span><text:span text:style-name="T5">the subclass' </text:span><text:span text:style-name="T3">init()</text:span><text:span text:style-name="T5"> method as described in the “lexer.Lexer Initialization” section. <text:s/>Finally this method returns the ready to use </text:span><text:span text:style-name="T3">Lexer</text:span><text:span text:style-name="T5"> instance for later use by the syntactical analyzer.</text:span></text:p>
      <text:h text:style-name="P77" text:outline-level="3">define_parser() Method</text:h>
      <text:p text:style-name="P12">Two specific pieces of information is required to tailor the syntactical analyzer:</text:p>
      <text:list xml:id="list1964328732" text:style-name="L11">
        <text:list-item>
          <text:p text:style-name="P47">a grammar specification, See the “Grammar Specification” section for details, and</text:p>
        </text:list-item>
        <text:list-item>
          <text:p text:style-name="P58"><text:span text:style-name="T5">the </text:span><text:span text:style-name="T3">pid</text:span><text:span text:style-name="T5"> of the start production.</text:span></text:p>
        </text:list-item>
      </text:list>
      <text:p text:style-name="Text_20_body"><text:span text:style-name="T5">This method simply returns as a tuple these two strings in the sequence grammar and starting production </text:span><text:span text:style-name="T3">pid</text:span><text:span text:style-name="T5">.</text:span></text:p>
      <text:h text:style-name="Heading_20_3" text:outline-level="3">Grammar Specification</text:h>
      <text:p text:style-name="Text_20_body">The class <text:span text:style-name="T1">Grammar</text:span> processes a grammar specification creating as output the dictionary of <text:span text:style-name="T1">PRD</text:span> instances used by the parser to recognize the target language. <text:s/>It accepts single-line <text:soft-page-break/>statements. <text:s/>Comments starting with a '<text:span text:style-name="T1">#</text:span>' character may occur anywhere within a statement. <text:s/>Empty lines or lines of just whitespace are allowed.</text:p>
      <text:p text:style-name="Text_20_body">Every language element within the parser is associated with a name, referred to as its "id." <text:s/>Each terminal lexical token type receives an id called a <text:span text:style-name="T1">tid</text:span>. <text:s/>A non-terminal production receives a <text:span text:style-name="T1">pid</text:span>. <text:s/>Either id may contain upper or lower case letters, numbers or an underscore character, '<text:span text:style-name="T1">_</text:span>'. <text:s/><text:span text:style-name="T1">Tid</text:span>'s are established within the <text:span text:style-name="T1">lexer.Lexer</text:span> instance defined for use of a parser. <text:s/>A given <text:span text:style-name="T1">tid</text:span> is associated with each instance of a <text:span text:style-name="T1">lexer.Type</text:span> instance. <text:s/>The lexer.Lexer subclass instance is one of the inputs used by the <text:span text:style-name="T1">Grammar</text:span> class in its processing and therefore is a prerequisite to processing a grammar specification.</text:p>
      <text:p text:style-name="Text_20_body">Each production has three required components and one optional:</text:p>
      <text:list xml:id="list1794675818" text:style-name="L12">
        <text:list-item>
          <text:p text:style-name="P59">a left hand <text:span text:style-name="T1">pid</text:span>,</text:p>
        </text:list-item>
        <text:list-item>
          <text:p text:style-name="P59">followed by a left hand right hand separator,</text:p>
        </text:list-item>
        <text:list-item>
          <text:p text:style-name="P59">followed by a right-hand list of <text:span text:style-name="T1">pid</text:span>'s and <text:span text:style-name="T1">tid</text:span>'s defining the production syntax, and</text:p>
        </text:list-item>
        <text:list-item>
          <text:p text:style-name="P59">optionally, one or more decorators that influence syntactical processing of the production.</text:p>
        </text:list-item>
      </text:list>
      <text:p text:style-name="Text_20_body">The left hand and right hand portions of the production are separated by a string consisting of '<text:span text:style-name="T1">-&gt;</text:span>'. <text:s/>Here is an example of a production as it would appear in a grammar specification. <text:s/>Whitespace is required between <text:span text:style-name="T1">tid</text:span>'s and <text:span text:style-name="T1">pid</text:span>'s but is not required on either side of the separator.</text:p>
      <text:p text:style-name="P5">prod1 -&gt; prod2 token1</text:p>
      <text:p text:style-name="Text_20_body">The first occurrence of a left hand <text:span text:style-name="T1">pid</text:span> defines its usage as a production, represented by a PRD class instance. <text:s/>Additional use of the same <text:span text:style-name="T1">pid</text:span> in the left hand portion of the production defines an additional alternative syntax of the same <text:span text:style-name="T1">pid</text:span>. <text:s/>So this example</text:p>
      <text:p text:style-name="P5">prod1 -&gt; token2 prod2</text:p>
      <text:p text:style-name="Text_20_body">would define an alternative sequence for the <text:span text:style-name="T1">prod1</text:span> <text:span text:style-name="T1">pid</text:span> added to the <text:span text:style-name="T1">PRD</text:span> instance created for its first occurrence, above. <text:s/>Zero or more occurrences of a pid is specified by coding an '<text:span text:style-name="T1">*</text:span>' following the <text:span text:style-name="T1">pid</text:span> on the right-hand side.</text:p>
      <text:p text:style-name="Text_20_body">Each <text:span text:style-name="T1">tid</text:span> in the right-hand side of the production defines the required occurrence of a single token of the same type within the input stream. <text:s/>Multiple occurrences of the same token requires repeated specification of the <text:span text:style-name="T1">tid</text:span> in the input stream. <text:s/></text:p>
      <text:p text:style-name="Text_20_body">The specification of zero or more occurrences of the same <text:span text:style-name="T1">tid</text:span><text:span text:style-name="T4"> requires a separate set of production alternatives for the same </text:span><text:span text:style-name="T1">pid</text:span><text:span text:style-name="T4"> where one of the production alternatives specifies the </text:span><text:span text:style-name="T1">tid</text:span><text:span text:style-name="T4"> on the right-hand side and the other alternative specifies the </text:span><text:span text:style-name="T1">EMPTY</text:span><text:span text:style-name="T4"> </text:span><text:span text:style-name="T1">tid</text:span><text:span text:style-name="T4"> as its right-hand side. <text:s/>For example, if zero or more occurrences of a token type name is to be specified, the following productions would do so.</text:span></text:p>
      <text:p text:style-name="P5">names -&gt; name</text:p>
      <text:p text:style-name="P5">names -&gt; EMPTY</text:p>
      <text:p text:style-name="P15">In another production where the zero or more occurrences of the <text:span text:style-name="T1">tid</text:span> name is to occur uses <text:soft-page-break/>the names <text:span text:style-name="T1">pid</text:span> with an '*' following it, like this:</text:p>
      <text:p text:style-name="P4"><text:span text:style-name="T1">prod -&gt; stuff names*</text:span></text:p>
      <text:p text:style-name="P15">In a similar manner, if zero or one occurrence of a <text:span text:style-name="T1">tid</text:span> is required, that is, it is optional, the same technique is used except that the '<text:span text:style-name="T1">*</text:span>' in the production referencing the optional <text:span text:style-name="T1">tid</text:span> is omitted, for example:</text:p>
      <text:p text:style-name="P5">prod -&gt; stuff names</text:p>
      <text:p text:style-name="P15">The same approach is required for zero or more, one or more, or optional production <text:span text:style-name="T1">pid</text:span>. <text:s/>The only difference in the production case is a <text:span text:style-name="T1">pid</text:span> is used rather than a <text:span text:style-name="T1">tid</text:span>.</text:p>
      <text:p text:style-name="P15">Specifying one or more occurrences of a <text:span text:style-name="T1">tid</text:span> simply requires the coding of a required <text:span text:style-name="T1">tid</text:span> followed by the zero or more option. <text:s/>For example, again, using the <text:span text:style-name="T1">name</text:span> <text:span text:style-name="T1">tid</text:span>,</text:p>
      <text:p text:style-name="P15">Specifying multiple alternatives is allowed. <text:s/>For a production defining multiple statement types in a recognized language the following might be used:</text:p>
      <text:p text:style-name="P5">program -&gt; statements*</text:p>
      <text:p text:style-name="P5">statements -&gt; statement_type1</text:p>
      <text:p text:style-name="P5">statements -&gt; statement_type2</text:p>
      <text:p text:style-name="P5">statements -&gt; statement_type3</text:p>
      <text:p text:style-name="P5">statements -&gt; EMPTY</text:p>
      <text:p text:style-name="P15">Additional productions for the various statement types would of course be required, but are not show here.</text:p>
      <text:p text:style-name="P4"><text:span text:style-name="T1">prod -&gt; stuff name names</text:span></text:p>
      <text:p text:style-name="Text_20_body"><text:span text:style-name="T5">When defining a grammar, another requirement is the starting production </text:span><text:span text:style-name="T3">pid</text:span><text:span text:style-name="T5">. <text:s/>It is required for parsing, but not for processing of the grammar itself.</text:span></text:p>
      <text:h text:style-name="P79" text:outline-level="4">Production Decorators</text:h>
      <text:p text:style-name="P12">Two production decorators are recognized. <text:s/>All decorators are identified by being surrounded by a starting '<text:span text:style-name="T1">&lt;</text:span>' and an ending '<text:span text:style-name="T1">&gt;</text:span>' character. <text:s/>The term “decorator” is borrowed from Python.</text:p>
      <text:p text:style-name="P12">All decorators must be on the same line as the production and precede a comment at the end of the line.</text:p>
      <text:p text:style-name="P13">Trace Decorator</text:p>
      <text:p text:style-name="P12">During syntactical analysis it is sometimes useful to understand how a production is being recognized. <text:s/>To enable tracing of the process the trace decorator may be added to the production. <text:s text:c="2"/>The trace decorator is, with the word 'trace' in lower case:</text:p>
      <text:p text:style-name="P6">&lt;trace&gt;</text:p>
      <text:p text:style-name="P17">Stream Resynchronization Decorator</text:p>
      <text:p text:style-name="P16">When the stream resynchronization decorator is coded with the production, upon failure to <text:soft-page-break/>recognize the production, the stream will advanced until one or more tokens is encountered in the stream. <text:s/>Syntactical processing will then attempt to recognize the failing production. <text:s/>More than one stream resynchronization decorator may occur in a production's definition. <text:s/>The token stream will be examined for a <text:span text:style-name="T1">tid</text:span> specified in a decorator until found (or the end of the token stream input is reached). <text:s/>If more than one stream resynchronization decorator is specified each <text:span text:style-name="T1">tid</text:span> is used in the order specified by the respective decorators. <text:s/>Each name appearing in a stream resynchronization decorate must be recognized by the language specific lexical analyzer.</text:p>
      <text:p text:style-name="P16">A stream resynchronization decorator is coded, without any white space by providing an '<text:span text:style-name="T1">!</text:span><text:span text:style-name="T4">'</text:span> character following the initial '<text:span text:style-name="T1">&lt;</text:span>' character, followed by a <text:span text:style-name="T1">tid</text:span> name, followed by an optional '<text:span text:style-name="T1">+</text:span>' and terminated by an ending '<text:span text:style-name="T1">&gt;</text:span>' character. <text:s/>This is an example of a stream resynchronization decorator:</text:p>
      <text:p text:style-name="P6">&lt;!a_token_tid+&gt;</text:p>
      <text:p text:style-name="P16">The presence of the '<text:span text:style-name="T1">+</text:span>' indicates the the resynchronization token, when encountered, should be consumed during the resynchronization process. <text:s/>This means that recognition processing will resume with the token following the resynchronization token. <text:s/>Otherwise, without the '<text:span text:style-name="T1">+</text:span>' character, the resynchronization token will be the next examined when recognition restarts.</text:p>
      <text:p text:style-name="P16">Resynchronization will frequently occur for fairly significant points in the language structure, for example a token representing the end of a line or a keyword that marks the start of major language statement. <text:s/>In the first case, it is likely that the token will be consumed by the resynchronization process. <text:s/>In the second case, probably not.</text:p>
      <text:h text:style-name="Heading_20_3" text:outline-level="3">Defining the Abstract Syntax Tree</text:h>
      <text:p text:style-name="Text_20_body">The output of syntactical analysis is typically an abstract syntax tree. <text:s/>A language processor does not have to utilize such a tree. <text:s/>If an abstract syntax is used, the <text:span text:style-name="T1">syntax</text:span> module is provided to assist in its use.</text:p>
      <text:p text:style-name="Text_20_body">The contents of the tree are completely dependent upon the language processor. <text:s/>Lexical and syntactical analysis are strictly about <text:span text:style-name="T8">structure</text:span>. <text:s/>In the case of lexical analysis it is the structure of character sequences. <text:s/>In the case of syntactical analysis it is about the structure of tokens (derived during lexical analysis). <text:s/>The real focus of the language processor is the meaning of the input text of the target language. <text:s/>The abstract syntax tree is the bridge between the structure of input text and the meaning intended by the text within the context of the target language. <text:s/>The abstract syntax tree is a product of the collaboration that occurs between the syntactical analyzer and the language processor.</text:p>
      <text:p text:style-name="Text_20_body">The <text:span text:style-name="T1">syntax</text:span> module supports two approaches for identification of the class instantiating a node. <text:s/>Both approaches are encapsulated in the <text:span text:style-name="T1">Tree</text:span> class. <text:s/>It is expected that a subclass will be established for the tree being created by the target language. <text:s/>The <text:span text:style-name="T1">Tree</text:span> class converts a node id (or <text:span text:style-name="T1">nid</text:span>) into a Python class instance. <text:s/>A class is registered with an instance of the <text:span text:style-name="T1">Tree</text:span> class. <text:s/>If a node id is not provided at the time of registration, the name of the class will be used as the node id. <text:s/>The language processor may instantiate the <text:span text:style-name="T1">Tree</text:span> instance and register classes with it or do so by means of an <text:span text:style-name="T1">init()</text:span> method provided by a <text:soft-page-break/>subclass of <text:span text:style-name="T1">Tree</text:span>. <text:s/>The instantiation of the <text:span text:style-name="T1">Tree</text:span> instance and its initialization is expected itself to be part of the language processor's <text:span text:style-name="T1">init()</text:span> method.</text:p>
      <text:p text:style-name="Text_20_body"/>
      <text:p text:style-name="P23"/>
      <text:h text:style-name="Heading_20_1" text:outline-level="1">Language Processing</text:h>
      <text:p text:style-name="P12">In the previous section, the mechanics of creating a language processor with the SATK language tools was described. <text:s/>This section describes the actual processing as performed by the tools.</text:p>
      <text:h text:style-name="Heading_20_2" text:outline-level="2">Initiating Language Processing</text:h>
      <text:p text:style-name="Text_20_body">After the language process tailoring has completed, language processing can begin. <text:s text:c="2"/>Language processing is started by the a call to the <text:span text:style-name="T1">analyze()</text:span> method provided by the subclass of <text:span text:style-name="T1">lang.Language</text:span>.</text:p>
      <text:p text:style-name="Text_20_body">The <text:span text:style-name="T1">analyze()</text:span> method has one required argument:</text:p>
      <text:p text:style-name="P10">text</text:p>
      <text:p text:style-name="P7">This argument is a text string of the language text being processed. <text:s/>At present the string is static.</text:p>
      <text:p text:style-name="P15">Future versions may allow the inclusion of additional strings into the text. <text:s/>Dynamic inclusion of additional text, similar to the C language's <text:span text:style-name="T1">#include</text:span> directive, requires a mechanism that allows the language processor to provide the new text for inclusion. <text:s/>This feedback mechanism is not yet available.</text:p>
      <text:h text:style-name="Heading_20_3" text:outline-level="3">Calling the parser.Parser parse() Method</text:h>
      <text:p text:style-name="P15">The role of the analyze method is to call the <text:span text:style-name="T1">parser.Parser</text:span> <text:span text:style-name="T1">parse()</text:span> method with any arguments tailored to for the language processor. <text:s/>In </text:p>
      <text:p text:style-name="P15">The following arguments are available with the <text:span text:style-name="T1">parser.Parser</text:span> <text:span text:style-name="T1">parse()</text:span> method:</text:p>
      <text:list xml:id="list50882955" text:style-name="L13">
        <text:list-item>
          <text:p text:style-name="P60"><text:span text:style-name="T3">string</text:span><text:span text:style-name="T4"> – required language text string,</text:span></text:p>
        </text:list-item>
      </text:list>
      <text:list xml:id="list704228646" text:style-name="L14">
        <text:list-item>
          <text:p text:style-name="P52"><text:span text:style-name="T1">depth</text:span> – Defaults to <text:span text:style-name="T1">20</text:span>,</text:p>
        </text:list-item>
        <text:list-item>
          <text:p text:style-name="P52"><text:span text:style-name="T1">lines</text:span> – Defaults to <text:span text:style-name="T1">True</text:span>, and</text:p>
        </text:list-item>
        <text:list-item>
          <text:p text:style-name="P52"><text:span text:style-name="T1">fail</text:span> – Defaults to <text:span text:style-name="T1">False</text:span>.</text:p>
        </text:list-item>
      </text:list>
      <text:p text:style-name="P10">string</text:p>
      <text:p text:style-name="P7">The <text:span text:style-name="T1">analyze()</text:span> method in most cases will simply pass its <text:span text:style-name="T1">text</text:span> argument to the <text:span text:style-name="T1">parser.Parser</text:span> <text:span text:style-name="T1">parse()</text:span> method.</text:p>
      <text:p text:style-name="P10">depth</text:p>
      <text:p text:style-name="P7">Defines the number of productions that may be in process of recognition at any given time. <text:s/>Attempting to have more than this limit will result in the productions being unrecognized. <text:s/>The purpose of this argument is to detect unlimited left recursion in not-terminal productions, a limitation of recursive descent parsers.</text:p>
      <text:p text:style-name="P18"><text:soft-page-break/>lines</text:p>
      <text:p text:style-name="P7">Indicates whether the lexical analyzer should attempt to track new lines in the input text. <text:s/>This is useful for providing meaningful error messages, but requires the token type definitions to be tailored for such processing. <text:s/>The default is for the lexical analyzer to track new lines.</text:p>
      <text:p text:style-name="P18">fail</text:p>
      <text:p text:style-name="P7">This argument dictates whether the lexical analyzer should create tokens of id unrecognized when text is encountered that does not match specific lexical tokens. <text:s/>The default is to create such tokens. <text:s/>The syntactical analyzer must be prepared to handle these tokens. <text:s/>The language processor <text:span text:style-name="T1">filter()</text:span> method may be used to intercept such tokens when encountered.</text:p>
      <text:p text:style-name="P15">The <text:span text:style-name="T1">lang.Langugage</text:span> class provides a default <text:span text:style-name="T1">analyze()</text:span> method that simply calls the <text:span text:style-name="T1">parse()</text:span> method with the supplied text string and the <text:span text:style-name="T1">parse()</text:span> methods default optional arguments. <text:s/>If the target language needs to have the <text:span text:style-name="T1">parser.Parser</text:span> <text:span text:style-name="T1">parse()</text:span> method called with any arguments other than its default, it must override the default <text:span text:style-name="T1">analyze()</text:span> method.</text:p>
      <text:h text:style-name="Heading_20_2" text:outline-level="2">Language Processing</text:h>
      <text:p text:style-name="Text_20_body">Language processing results in various internal methods of the <text:span text:style-name="T1">parser.Parser</text:span> class being called as well as optional methods provided by the <text:span text:style-name="T1">lang.Language</text:span> subclass. <text:s/>Language processing can be broken into three distinct steps:</text:p>
      <text:list xml:id="list1069150121" text:style-name="L15">
        <text:list-item>
          <text:p text:style-name="P61">Lexical analysis, performed by the subclass of <text:span text:style-name="T1">lexer.Lexer</text:span> tailored for the target language.</text:p>
        </text:list-item>
        <text:list-item>
          <text:p text:style-name="P61">Syntactical analysis, performed by the subclass of <text:span text:style-name="T1">lang.Language</text:span> in conjunction with the <text:span text:style-name="T1">parser.Parser</text:span> instance.</text:p>
        </text:list-item>
        <text:list-item>
          <text:p text:style-name="P61">Semantic analysis, the exclusive domain of the <text:span text:style-name="T1">lang.Language</text:span> subclass</text:p>
        </text:list-item>
      </text:list>
      <text:p text:style-name="Text_20_body">The first step performed by the parser is lexical analysis. <text:s/>The input string is converted into a list of <text:span text:style-name="T1">lexer.Token</text:span> instances. <text:s/>Each token is presented to the l<text:span text:style-name="T1">ang.Language</text:span> subclass provided the <text:span text:style-name="T1">filter()</text:span> has returned the token and not eliminated it by returning <text:span text:style-name="T1">None</text:span>. The final filtered list of <text:span text:style-name="T1">lexer.Token</text:span> instances or subclasses is preserved in a single list upon which the syntactical analysis is performed.</text:p>
      <text:h text:style-name="Heading_20_3" text:outline-level="3">Syntactical Analysis</text:h>
      <text:p text:style-name="P16">The <text:span text:style-name="T1">parser.Parser </text:span>class implements a recursive descent parser with backtracking and input synchronization. <text:s/>Backtracking is the process of returning to the token in the list where recognition started but failed for a production's alternative. <text:s/>The next alternative is then attempted from the same position as for the previous failed alternative. <text:s/>Backtracking is inherently performed for a failed production's alternative.</text:p>
      <text:p text:style-name="P16">Input synchronization is the process of advancing over tokens to a point where parsing may <text:soft-page-break/>likely successfully resume. <text:s/>Input synchronization is only performed when all production alternatives have failed and the grammar for the production has synchronization decorators defining where the input stream should resume. <text:s text:c="2"/>Input synchronization is intended to leave the input stream in a state that other productions can resume the recognition process. <text:s/>It is the responsibility of a higher production in the grammar to continue the parsing process. <text:s/>From the perspective of the recognition process, the production is not considered to have failed if input synchronization has occurred. <text:s/>However, from the standpoint of the semantic analysis performed by the <text:span text:style-name="T1">lang.Language</text:span> subclass, the production has failed. <text:s/>This allows the language processor to “clean up” any state it might have accumulated before the failure occurred.</text:p>
      <text:p text:style-name="P16">Input synchronization also only makes sense for specific PID repetition options, namely:</text:p>
      <text:list xml:id="list873534284" text:style-name="L16">
        <text:list-item>
          <text:p text:style-name="P48">specific number of occurrences, <text:span text:style-name="T1">':n'</text:span> in a grammar or</text:p>
        </text:list-item>
        <text:list-item>
          <text:p text:style-name="P48">the first occurrence of 1 or more, <text:span text:style-name="T1">'+'</text:span> in a grammar.</text:p>
        </text:list-item>
      </text:list>
      <text:p text:style-name="P12">Remember, if a repetition indicator is not provided, it defaults to <text:span text:style-name="T1">':1'</text:span>, so any production without a repetition indicator may synchronize the input.</text:p>
      <text:p text:style-name="P16">The following example illustrates how input synchronization might be used:</text:p>
      <text:p text:style-name="P25"><text:tab/>statements <text:s text:c="6"/>-&gt; statement*</text:p>
      <text:p text:style-name="P25"><text:tab/>statement <text:s text:c="7"/>-&gt; type_1_statement &lt;!NL+&gt;</text:p>
      <text:p text:style-name="P25"><text:tab/>statement <text:s text:c="7"/>-&gt; type_2_statement</text:p>
      <text:p text:style-name="P25"><text:s text:c="5"/>type_1_statement -&gt; <text:s/>(some productions or tokens) NL</text:p>
      <text:p text:style-name="P25"><text:tab/>type_2_statement -&gt; <text:s/>(some productions or tokens) NL</text:p>
      <text:p text:style-name="P25"/>
      <text:p text:style-name="P12">In these productions, if both of the two alternatives fail for the <text:span text:style-name="T1">statement</text:span> production, it will synchronize the input stream following the next <text:span text:style-name="T1">NL</text:span> token encountered. <text:s/>The <text:span text:style-name="T1">statements</text:span> production will continue to look for a <text:span text:style-name="T1">statement</text:span> and parsing continues. <text:s/>Note decorators apply to the left hand side of a production, not the right hand side.</text:p>
      <text:p text:style-name="P12">The design of this recursive descent parser, due to its trial and error approach to alternative recognition, is not linear in processing time. <text:s/>The more backtracking that has to occur to recognize an alternative the longer the parse will take. <text:s/>It is hoped that in practice, this is not a practical problem.</text:p>
      <text:p text:style-name="P12">There are two levels to the processing of a TID or PID within a production. <text:s/>The first level is its number of occurrences as defined by its repetition indicator. <text:s/>The second is the recognition of the TID or PID itself. <text:s/>Each of these steps are implemented as a method. <text:s/>When an either a token ID or production ID is recognized, two methods will be called:</text:p>
      <text:list xml:id="list23446715" text:style-name="L17">
        <text:list-item>
          <text:p text:style-name="P49">a method that recognizes the number of repetitions of the TID or PID, and</text:p>
        </text:list-item>
        <text:list-item>
          <text:p text:style-name="P49">a method that recognizes the TID or PID itself.</text:p>
        </text:list-item>
      </text:list>
      <text:p text:style-name="P12">To illustrate how this works, let's look at a simple production, <text:span text:style-name="T1">prod1</text:span>, would be processed.</text:p>
      <text:p text:style-name="P6">prod1 -&gt; tid1 prod2:2</text:p>
      <text:p text:style-name="P6">prod2 -&gt; tid2</text:p>
      <text:p text:style-name="P12"><text:soft-page-break/>The following method call stack would result, assuming recognition is successful:</text:p>
      <text:p text:style-name="P12">recognize a production (<text:span text:style-name="T1">prod1</text:span> in this case)</text:p>
      <text:p text:style-name="P8">look for n id's (one in this case)</text:p>
      <text:p text:style-name="P21">recognize a token (<text:span text:style-name="T1">tid1</text:span><text:span text:style-name="T4"> in this case)</text:span></text:p>
      <text:p text:style-name="P8">look for n id's (two in this case)</text:p>
      <text:p text:style-name="P21">recognize a production (<text:span text:style-name="T1">prod2</text:span><text:span text:style-name="T4"> in this case)</text:span></text:p>
      <text:p text:style-name="P21"><text:tab/>look for n id's (one in this case)</text:p>
      <text:p text:style-name="P21"><text:tab/><text:tab/>recognize <text:span text:style-name="T1">tid2</text:span></text:p>
      <text:p text:style-name="P21">recognize a production (<text:span text:style-name="T1">prod2</text:span><text:span text:style-name="T4"> in this case)</text:span></text:p>
      <text:p text:style-name="P21"><text:tab/>look for n id's (one in this case)</text:p>
      <text:p text:style-name="P21"><text:tab/><text:tab/>recognize <text:span text:style-name="T1">tid2</text:span></text:p>
      <text:p text:style-name="P16">This succession of method calls is why this type of parser is called a recursive descent parser. <text:s/>Each method recursively calls itself or others. <text:s/>This type of parsing is also referred to as “top-down”. <text:s/>Essentially the state of the recognition processes is defined by the method call stack.</text:p>
      <text:p text:style-name="P16">Let's look at the following production and see what the method call stack looks like:</text:p>
      <text:p text:style-name="P19"><text:tab/>prod -&gt; prod</text:p>
      <text:p text:style-name="P19"><text:tab/>prod -&gt; tid</text:p>
      <text:p text:style-name="P16">The <text:span text:style-name="T1">prod</text:span> production has two alternatives. <text:s/>It will look for an occurrence of itself or a token of id <text:span text:style-name="T1">tid</text:span>. <text:s/>The first alternative will be attempted. <text:s/>Using the same approach as above, let's see what the method call stack looks like.</text:p>
      <text:p text:style-name="P16">recognize a production (prod in this case)</text:p>
      <text:p text:style-name="P16"><text:tab/>look for n id's (one in this case)</text:p>
      <text:p text:style-name="P16"><text:tab/><text:tab/>recognize a production (prod in this case)</text:p>
      <text:p text:style-name="P16"><text:tab/><text:tab/><text:tab/>look for n id's (one in this case)</text:p>
      <text:p text:style-name="P16"><text:tab/><text:tab/><text:tab/><text:tab/>recognize a production (prod in this case)</text:p>
      <text:p text:style-name="P16"><text:tab/><text:tab/><text:tab/><text:tab/><text:tab/><text:span text:style-name="T2">...</text:span></text:p>
      <text:p text:style-name="P16">As you can see, this call stack will go on until the process consumes all of its memory. <text:s/>Not good. <text:s text:c="2"/>This represents a limitation of recursive descent parsers and the type of grammars they can recognize. <text:s/>Complex algorithms exist for determining if a grammar contains left recursion. <text:s/>Another type of parsing, called bottom-up, does not suffer from this phenomenon. <text:s/>However, equally complex algorithms are required to built bottom up parsers. <text:s/>Using either approach would have greatly increased the complexity of this these language tools.</text:p>
      <text:p text:style-name="P16">The approach taken for addressing the left recursion problem is to simply keep track of the <text:soft-page-break/>production call depth during parsing and ungraciously give up if the depth reaches a specified limit. <text:s/>The limit is specified in the call to the <text:span text:style-name="T1">parse()</text:span> method of <text:span text:style-name="T1">parser.Parser</text:span> with the method argument, <text:span text:style-name="T1">depth</text:span>. <text:s/>The <text:span text:style-name="T1">lang.Language</text:span> subclass' <text:span text:style-name="T1">analyze()</text:span> method calls the <text:span text:style-name="T1">parse()</text:span> method. <text:s/>It is there that tailoring of this value occurs. <text:s/>It defaults to a production depth of 20, but can be adjusted up or down by the language processor when <text:span text:style-name="T1">parse()</text:span> is called. <text:s/>See the <text:span text:style-name="T1">sample</text:span> module for how this value can be exposed to a command line, allowing it to be adjusted at run-time.</text:p>
      <text:h text:style-name="Heading_20_3" text:outline-level="3">Language Processor Callback Methods</text:h>
      <text:p text:style-name="Text_20_body">As described above, the parser uses specific methods to recognize input. <text:s/>One method recognizes a production and one method recognizes a token. <text:s/>During this process, the language processor can specify points at which it wants to be informed of the success or failure of a recognition attempt. <text:s/>These points are identified by coding a method and registering it with the parser. <text:s/>(See the following section on callback registration.)</text:p>
      <text:h text:style-name="Heading_20_4" text:outline-level="4">Registering Callback Methods</text:h>
      <text:p text:style-name="Text_20_body">Callback methods are registered within the <text:span text:style-name="T1">lang.Language.init()</text:span> method for use of the language processor. <text:s/>The <text:span text:style-name="T1">parser.Parser.cbreg()</text:span> is used to register the method.</text:p>
      <text:p text:style-name="Text_20_body">Because the callback methods are tightly coupled to the grammar specification, changes to the grammar can influence which methods are called and their names. <text:s/>If the language processor callback methods are not kept aware of the grammar structure, it will fail to receive the information it needs to process the recognized target language. <text:s/>Callback methods also inform the parser what to do with detected errors.</text:p>
      <text:h text:style-name="Heading_20_5" text:outline-level="5">Parser Callback Points</text:h>
      <text:p text:style-name="Text_20_body">At various points in the processing of a production a callback will be called. <text:s/>If the language processor does not register a callback method for a point, the default method will be used. <text:s/>In all cases the default methods return <text:span text:style-name="T1">None</text:span> (the equivalent of <text:span text:style-name="T1">False</text:span>). <text:s/>The following table describes the callback points, in the order they will occur for a production, supported by the syntactical analyzer. <text:s/>Whether multiple calls for a production may occur is identified and what types of errors may be expected.</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4">Callback</text:p>
            </table:table-cell>
            <table:table-cell table:style-name="Table2.A1" office:value-type="string">
              <text:p text:style-name="P34">Multiple</text:p>
            </table:table-cell>
            <table:table-cell table:style-name="Table2.A1" office:value-type="string">
              <text:p text:style-name="P34">Error</text:p>
            </table:table-cell>
            <table:table-cell table:style-name="Table2.A1" office:value-type="string">
              <text:p text:style-name="P34">Token</text:p>
            </table:table-cell>
            <table:table-cell table:style-name="Table2.E1" office:value-type="string">
              <text:p text:style-name="P34">Description</text:p>
            </table:table-cell>
          </table:table-row>
        </table:table-header-rows>
        <table:table-row>
          <table:table-cell table:style-name="Table2.A2" office:value-type="string">
            <text:p text:style-name="P29">“beg”</text:p>
          </table:table-cell>
          <table:table-cell table:style-name="Table2.A2" office:value-type="string">
            <text:p text:style-name="P32">no</text:p>
          </table:table-cell>
          <table:table-cell table:style-name="Table2.A2" office:value-type="string">
            <text:p text:style-name="P32">no</text:p>
          </table:table-cell>
          <table:table-cell table:style-name="Table2.A2" office:value-type="string">
            <text:p text:style-name="P32">no</text:p>
          </table:table-cell>
          <table:table-cell table:style-name="Table2.E2" office:value-type="string">
            <text:p text:style-name="P31">Called at start of a production's recognition (right-hand)</text:p>
          </table:table-cell>
        </table:table-row>
        <table:table-row>
          <table:table-cell table:style-name="Table2.A2" office:value-type="string">
            <text:p text:style-name="P29">“trying”</text:p>
          </table:table-cell>
          <table:table-cell table:style-name="Table2.A2" office:value-type="string">
            <text:p text:style-name="P32">yes</text:p>
          </table:table-cell>
          <table:table-cell table:style-name="Table2.A2" office:value-type="string">
            <text:p text:style-name="P32">no</text:p>
          </table:table-cell>
          <table:table-cell table:style-name="Table2.A2" office:value-type="string">
            <text:p text:style-name="P32">no</text:p>
          </table:table-cell>
          <table:table-cell table:style-name="Table2.E2" office:value-type="string">
            <text:p text:style-name="P31">Called at start of each left-hand production alternative</text:p>
          </table:table-cell>
        </table:table-row>
        <table:table-row>
          <table:table-cell table:style-name="Table2.A4" office:value-type="string">
            <text:p text:style-name="P29">“token”</text:p>
          </table:table-cell>
          <table:table-cell table:style-name="Table2.A4" office:value-type="string">
            <text:p text:style-name="P32">yes</text:p>
          </table:table-cell>
          <table:table-cell table:style-name="Table2.A4" office:value-type="string">
            <text:p text:style-name="P32">no</text:p>
          </table:table-cell>
          <table:table-cell table:style-name="Table2.A4" office:value-type="string">
            <text:p text:style-name="P32">yes</text:p>
          </table:table-cell>
          <table:table-cell table:style-name="Table2.E2" office:value-type="string">
            <text:p text:style-name="P31">Called when an expected token is recognized in the right-hand alternative</text:p>
          </table:table-cell>
        </table:table-row>
        <table:table-row>
          <table:table-cell table:style-name="Table2.A4" office:value-type="string">
            <text:p text:style-name="P29">“error”</text:p>
          </table:table-cell>
          <table:table-cell table:style-name="Table2.A4" office:value-type="string">
            <text:p text:style-name="P32">yes</text:p>
          </table:table-cell>
          <table:table-cell table:style-name="Table2.A4" office:value-type="string">
            <text:p text:style-name="P30">ErrorToken</text:p>
          </table:table-cell>
          <table:table-cell table:style-name="Table2.A4" office:value-type="string">
            <text:p text:style-name="P32">no</text:p>
          </table:table-cell>
          <table:table-cell table:style-name="Table2.E2" office:value-type="string">
            <text:p text:style-name="P31">Called when an unexpected token is encountered in the right-hand alternative.</text:p>
          </table:table-cell>
        </table:table-row>
        <table:table-row>
          <table:table-cell table:style-name="Table2.A2" office:value-type="string">
            <text:p text:style-name="P29">“failing”</text:p>
          </table:table-cell>
          <table:table-cell table:style-name="Table2.A2" office:value-type="string">
            <text:p text:style-name="P32">yes</text:p>
          </table:table-cell>
          <table:table-cell table:style-name="Table2.A2" office:value-type="string">
            <text:p text:style-name="P30">ErrorProd</text:p>
          </table:table-cell>
          <table:table-cell table:style-name="Table2.A2" office:value-type="string">
            <text:p text:style-name="P32">no</text:p>
          </table:table-cell>
          <table:table-cell table:style-name="Table2.E2" office:value-type="string">
            <text:p text:style-name="P31">Called if a right-hand alternative failed.</text:p>
          </table:table-cell>
        </table:table-row>
        <table:table-row>
          <table:table-cell table:style-name="Table2.A2" office:value-type="string">
            <text:p text:style-name="P29">“found”</text:p>
          </table:table-cell>
          <table:table-cell table:style-name="Table2.A2" office:value-type="string">
            <text:p text:style-name="P32">yes</text:p>
          </table:table-cell>
          <table:table-cell table:style-name="Table2.A2" office:value-type="string">
            <text:p text:style-name="P30">no</text:p>
          </table:table-cell>
          <table:table-cell table:style-name="Table2.A2" office:value-type="string">
            <text:p text:style-name="P32">no</text:p>
          </table:table-cell>
          <table:table-cell table:style-name="Table2.E2" office:value-type="string">
            <text:p text:style-name="P31">Called when a right-hand alternative has been successfully <text:soft-page-break/>recognized</text:p>
          </table:table-cell>
        </table:table-row>
        <table:table-row>
          <table:table-cell table:style-name="Table2.A2" office:value-type="string">
            <text:p text:style-name="P29">“end”</text:p>
          </table:table-cell>
          <table:table-cell table:style-name="Table2.A2" office:value-type="string">
            <text:p text:style-name="P32">no</text:p>
          </table:table-cell>
          <table:table-cell table:style-name="Table2.A2" office:value-type="string">
            <text:p text:style-name="P30">ErrorProd</text:p>
          </table:table-cell>
          <table:table-cell table:style-name="Table2.A2" office:value-type="string">
            <text:p text:style-name="P32">no</text:p>
          </table:table-cell>
          <table:table-cell table:style-name="Table2.E2" office:value-type="string">
            <text:p text:style-name="P31">Called at completion of a production's recognition (right-hand)</text:p>
          </table:table-cell>
        </table:table-row>
      </table:table>
      <text:p text:style-name="Text_20_body">Callback methods for which an error is possible must return a value indicating what the syntactical processor should do with an error. <text:s/>The <text:span text:style-name="T1">“error”</text:span>, <text:span text:style-name="T1">“failing”</text:span> and <text:span text:style-name="T1">“end”</text:span> callback methods have this requirement. <text:s/>A value of <text:span text:style-name="T1">True</text:span> tells the syntactical analyzer to discard any errors because the method has handled them. <text:s/>A value of <text:span text:style-name="T1">False</text:span> (or equivalently <text:span text:style-name="T1">None</text:span>) tells the syntactical processor to report the error.</text:p>
      <text:p text:style-name="Text_20_body">For any callback point not registered for a production id, the default callback method is used. <text:s/>Each default method is defined with <text:span text:style-name="T1">pass</text:span>, returning <text:span text:style-name="T1">None</text:span>.</text:p>
      <text:h text:style-name="Heading_20_5" text:outline-level="5">cbreg() Method</text:h>
      <text:p text:style-name="Text_20_body">This method, provided by parser.Parser, registers a callback method. <text:s/>Its arguments are:</text:p>
      <text:p text:style-name="P10">point</text:p>
      <text:p text:style-name="P4">The parser callback point for which the method is registered. <text:s/>(See the preceding table for the valid registration strings.)</text:p>
      <text:p text:style-name="P18">pid</text:p>
      <text:p text:style-name="P4">Production id for which the callback is being registered.</text:p>
      <text:p text:style-name="P18">method</text:p>
      <text:p text:style-name="P4">Method to be called. <text:s/>Methods must be supplied by the language processor subclass for access to the global scope instance.</text:p>
      <text:h text:style-name="Heading_20_4" text:outline-level="4">Token Recognition Callbacks</text:h>
      <text:p text:style-name="Text_20_body">For TID's the process is simple. <text:s/>Does the TID of the next token match the one you expect to find? <text:s/>Only if it matches does it make sense to call the language processor. <text:s/>TID recognition has one callback. <text:s/>It passes to the language processor the recognized token and in which production alternative the token was found. <text:s/>Production alternatives are numbered zero to n-1. <text:s/>Note the same callback method will be called for each token recognized in the production. <text:s/>If the language processor needs to keep track of where within the production a token is found, this can be done by various means. <text:s/>One is to separate the two token into different productions, hence using different methods when the token is recognized. <text:s/>Other mechanisms can by my managing a list or some simple form of state handling within the language processor. <text:s/>It is the responsibility of the language processor to manage such situations either with specific programming or via the grammar itself.</text:p>
      <text:h text:style-name="Heading_20_5" text:outline-level="5">“token” Callback Method</text:h>
      <text:p text:style-name="Text_20_body">The token recognition method signature for its callback is:</text:p>
      <text:p text:style-name="P5">def method_name(self,gs,pid,n,token):</text:p>
      <text:p text:style-name="P15"><text:soft-page-break/>Callback method arguments:</text:p>
      <text:p text:style-name="P18">gs</text:p>
      <text:p text:style-name="P8">Language processor's global scope object</text:p>
      <text:p text:style-name="P18">pid</text:p>
      <text:p text:style-name="P8">The production id (left-hand) for which this token is being identified.</text:p>
      <text:p text:style-name="P18">n</text:p>
      <text:p text:style-name="P7">The production alternative for the production id being processed.</text:p>
      <text:p text:style-name="P17">token</text:p>
      <text:p text:style-name="P8">A reference to the instance of <text:span text:style-name="T1">lexer.Token</text:span> or subclass recognized in the input stream.</text:p>
      <text:h text:style-name="Heading_20_5" text:outline-level="5">“error” Callback Method</text:h>
      <text:p text:style-name="Text_20_body">The error token method's signature is:</text:p>
      <text:p text:style-name="P5">def method_name(self,gs,pid,n,eo)</text:p>
      <text:p text:style-name="P15">The method's arguments are:</text:p>
      <text:p text:style-name="P18">gs</text:p>
      <text:p text:style-name="P8">Language processor's global scope object</text:p>
      <text:p text:style-name="P18">pid</text:p>
      <text:p text:style-name="P8">The production id (left-hand) for which this token is being identified.</text:p>
      <text:p text:style-name="P18">n</text:p>
      <text:p text:style-name="P8">The production alternative for the production id being processed.</text:p>
      <text:p text:style-name="P18">eo</text:p>
      <text:p text:style-name="P4">The instance of <text:span text:style-name="T1">parser.ErrorToken</text:span> or subclass identifying the unexpected token found in the input stream.</text:p>
      <text:h text:style-name="Heading_20_4" text:outline-level="4">Production Recognition Callbacks</text:h>
      <text:p text:style-name="Text_20_body">The PID recognition process has more steps than does that of a token. <text:s/>The callback methods have two methods associated with the left hand side of the production. <text:s/>These are called when recognition begins and when recognition ends. <text:s/>The first method is the <text:span text:style-name="T1">_beg()</text:span> method and the second is the <text:span text:style-name="T1">_end()</text:span> method.</text:p>
      <text:h text:style-name="Heading_20_5" text:outline-level="5">“beg” Callback Method</text:h>
      <text:p text:style-name="Text_20_body">The <text:span text:style-name="T1">“beg”</text:span> method informs the language processor that the syntactical analyzer is starting to recognize this production. <text:s text:c="2"/>Any state needed to be initialized for this production regardless of the alternative that is recognized should be done in this callback method.</text:p>
      <text:p text:style-name="Text_20_body"><text:soft-page-break/>The method signature for this method is:</text:p>
      <text:p text:style-name="P5">def method_name(self,gs,pid):</text:p>
      <text:p text:style-name="P15">The method's argument is:</text:p>
      <text:p text:style-name="P18">gs</text:p>
      <text:p text:style-name="P8">Language processor's global scope object</text:p>
      <text:p text:style-name="P18">pid</text:p>
      <text:p text:style-name="P7">The production id of the production whose recognition is beginning.</text:p>
      <text:p text:style-name="Text_20_body">This callback simply informs the language processor that recognition of the production has started. <text:s/>This allows the language processor to initialize any state it wants to maintain while this production is being recognized.</text:p>
      <text:h text:style-name="Heading_20_5" text:outline-level="5">“end” Callback Method</text:h>
      <text:p text:style-name="Text_20_body">The <text:span text:style-name="T1">“end”</text:span> method informs the language processor that recognition of the associated production has completed. <text:s/>If it was not successful, the language processor should eliminate any state that relates to the production.</text:p>
      <text:p text:style-name="Text_20_body">The method signature for this method is:</text:p>
      <text:p text:style-name="P5">handled=method_name(self,gs,pid,failed,eo):</text:p>
      <text:p text:style-name="P15">The method's arguments are:</text:p>
      <text:p text:style-name="P18">gs</text:p>
      <text:p text:style-name="P8">Language processor's global scope object</text:p>
      <text:p text:style-name="P18">pid</text:p>
      <text:p text:style-name="P8">The production id (left-hand) whose identification has concluded.</text:p>
      <text:p text:style-name="P18">failed</text:p>
      <text:p text:style-name="P7">If this argument is <text:span text:style-name="T1">True</text:span>, all of the production's alternatives failed. <text:s/>If this argument is <text:span text:style-name="T1">False</text:span>, the production was successfully recognized.</text:p>
      <text:p text:style-name="P18">eo</text:p>
      <text:p text:style-name="P7">A list of <text:span text:style-name="T1">parser.Error</text:span> instances relating to the failed production. <text:s/>This list may be empty. <text:s/>It is only significant if f<text:span text:style-name="T3">ailed</text:span> is <text:span text:style-name="T1">True</text:span>.</text:p>
      <text:p text:style-name="P15">This method returns:</text:p>
      <text:p text:style-name="P18">handled</text:p>
      <text:p text:style-name="P7"><text:span text:style-name="T1">True</text:span> or False is returned indicating if the errors in the <text:span text:style-name="T2">eo</text:span> method argument were processed by the callback method. <text:s/>If not, the errors will be reported to the error manager for reporting.</text:p>
      <text:h text:style-name="Heading_20_4" text:outline-level="4"><text:soft-page-break/>Production Alternative Callbacks</text:h>
      <text:p text:style-name="P15">During the recognition attempts of each production alternative, three callbacks are possible</text:p>
      <text:list xml:id="list1480835163" text:style-name="L18">
        <text:list-item>
          <text:p text:style-name="P53">when the recognition of an alternative begins (the <text:span text:style-name="T1">_trying()</text:span> method)</text:p>
        </text:list-item>
        <text:list-item>
          <text:p text:style-name="P53">when the recognition of an alternative failed (the <text:span text:style-name="T1">_failing()</text:span> method), and</text:p>
        </text:list-item>
        <text:list-item>
          <text:p text:style-name="P53">when the recognition of an alternative succeeded (the <text:span text:style-name="T1">_found()</text:span> method).</text:p>
        </text:list-item>
      </text:list>
      <text:h text:style-name="Heading_20_5" text:outline-level="5">“trying” Callback Method</text:h>
      <text:p text:style-name="Text_20_body">The <text:span text:style-name="T1">“trying”</text:span> method informs the language processor that the syntactical analyzer is starting an attempt to recognize an alternative of the production. <text:s/>The language processor should initialize any state it might need to for this alternative.</text:p>
      <text:p text:style-name="Text_20_body">The method's signature is:</text:p>
      <text:p text:style-name="P5">def method_name(self,gs,pid,n,last):</text:p>
      <text:p text:style-name="P15">The methods arguments are:</text:p>
      <text:p text:style-name="P18">gs</text:p>
      <text:p text:style-name="P8">Language processor's global scope object</text:p>
      <text:p text:style-name="P18">pid</text:p>
      <text:p text:style-name="P8">The production id (left-hand) whose identification is being attempted with this right-hand alternative.</text:p>
      <text:p text:style-name="P18">n</text:p>
      <text:p text:style-name="P7">The number of the alternative that the parser is trying to recognize.</text:p>
      <text:p text:style-name="P18">last</text:p>
      <text:p text:style-name="P7">If this argument is <text:span text:style-name="T1">True</text:span>, this alternative is the last to be attempted. <text:s/>If this argument is <text:span text:style-name="T1">False</text:span>, this is not the last alternative.</text:p>
      <text:h text:style-name="Heading_20_5" text:outline-level="5">“failing” Callback Method</text:h>
      <text:p text:style-name="Text_20_body">The <text:span text:style-name="T1">“failing”</text:span> method informs the language processor that recognition of an alternative has failed. <text:s/>Any state established specifically for this production alternative should be eliminated.</text:p>
      <text:p text:style-name="Text_20_body">This method's signature is:</text:p>
      <text:p text:style-name="P5">handled=method_name(self,gs,pid,n,eo,last):</text:p>
      <text:p text:style-name="Text_20_body">The method's arguments are:</text:p>
      <text:p text:style-name="P18">gs</text:p>
      <text:p text:style-name="P8">Language processor's global scope object</text:p>
      <text:p text:style-name="P10">pid</text:p>
      <text:p text:style-name="P4"><text:soft-page-break/>The production (left-hand) whose alternative failed to be recognized.</text:p>
      <text:p text:style-name="P10">n</text:p>
      <text:p text:style-name="P7">The number of the alternative that the syntactical analyzer was trying to recognize.</text:p>
      <text:p text:style-name="P18">eo</text:p>
      <text:p text:style-name="P7">A list, possibly empty, of the failure to recognize the alternative</text:p>
      <text:p text:style-name="P18">last</text:p>
      <text:p text:style-name="P7">If this argument is <text:span text:style-name="T1">True</text:span>, this alternative is the last to be attempted. <text:s/>If this argument is <text:span text:style-name="T1">False</text:span>, this is not the last alternative.</text:p>
      <text:p text:style-name="P15">This method returns:</text:p>
      <text:p text:style-name="P18">handled</text:p>
      <text:p text:style-name="P7"><text:span text:style-name="T1">True</text:span> or False is returned indicating if the errors in the <text:span text:style-name="T2">eo</text:span> method argument were processed by the callback method. <text:s/>If not, the errors will be reported to the error manager for reporting.</text:p>
      <text:h text:style-name="Heading_20_5" text:outline-level="5">“found” Callback Method</text:h>
      <text:p text:style-name="P15">The _found() method informs the language processor that an alternative was recognized for the production. <text:s/>This is the opposite of the <text:span text:style-name="T1">_failing() </text:span>method.</text:p>
      <text:p text:style-name="P15">This method's signature is:</text:p>
      <text:p text:style-name="P5">def method_name(self,gs,pid,n,last):</text:p>
      <text:p text:style-name="P15">The method's arguments are:</text:p>
      <text:p text:style-name="P18">gs</text:p>
      <text:p text:style-name="P8">Language processor's global scope object</text:p>
      <text:p text:style-name="P18">pid</text:p>
      <text:p text:style-name="P7">The production (left-hand) whose alternative was recognized.</text:p>
      <text:p text:style-name="P10">n</text:p>
      <text:p text:style-name="P7">The number of the alternative that the parser is trying to recognize.</text:p>
      <text:p text:style-name="P18">last</text:p>
      <text:p text:style-name="P7">If this argument is <text:span text:style-name="T1">True</text:span>, this alternative is the last to be attempted. <text:s/>If this argument is <text:span text:style-name="T1">False</text:span>, this is not the last alternative.</text:p>
      <text:h text:style-name="Heading_20_4" text:outline-level="4">Callback Method Relationships</text:h>
      <text:p text:style-name="P11">For a given production the first method called is the <text:span text:style-name="T1">“beg”</text:span> method. <text:s/>Next will be a call to the <text:span text:style-name="T1">“trying”</text:span> method followed by either a call to <text:span text:style-name="T1">“failing”</text:span>, the alternative failed, or <text:span text:style-name="T1">“found”</text:span>, the alternative succeeded. <text:s/>The last method called will be the <text:span text:style-name="T1">“end”</text:span> method. <text:s/><text:soft-page-break/>Interspersed between a <text:span text:style-name="T1">“trying”</text:span> method call and its corresponding <text:span text:style-name="T1">“failing”</text:span> or <text:span text:style-name="T1">“found”</text:span> method call, will be calls to <text:span text:style-name="T1">“token”</text:span><text:span text:style-name="T4"> or </text:span><text:span text:style-name="T1">“error”</text:span> for each recognized or unexpected token, respectively.</text:p>
      <text:p text:style-name="P11">Using the grammar from above let's add to the method call stack, the calls to the language processor callbacks.<text:span text:style-name="T5"> <text:s/>Here is the grammar from above.</text:span></text:p>
      <text:p text:style-name="P6">prod1 -&gt; tid1 prod2</text:p>
      <text:p text:style-name="P6">prod2 -&gt; tid2</text:p>
      <text:p text:style-name="P12">The following method call stack would result, assuming recognition is successful. <text:s/>The syntactical methods will be in normal font and the language processor callbacks will be in <text:span text:style-name="T8">bold</text:span> font. <text:s/>Observe that each attempt to identify “prod2” results in a series of production callbacks.</text:p>
      <text:p text:style-name="P12">recognize a production (<text:span text:style-name="T1">prod1</text:span> in this case)</text:p>
      <text:p text:style-name="P9">“beg”(“prod1”) callback</text:p>
      <text:p text:style-name="P9">“trying”(“prod1”,0,last=True) callback</text:p>
      <text:p text:style-name="P8">look for n id's (one in this case)</text:p>
      <text:p text:style-name="P21">recognize a token (<text:span text:style-name="T1">tid1</text:span><text:span text:style-name="T4"> in this case)</text:span></text:p>
      <text:p text:style-name="P21"><text:tab/><text:span text:style-name="T8">“token”(prod1”,0,tid1) callback</text:span></text:p>
      <text:p text:style-name="P8">look for n id's (one in this case)</text:p>
      <text:p text:style-name="P21">recognize a production (<text:span text:style-name="T1">prod2</text:span><text:span text:style-name="T4"> in this case)</text:span></text:p>
      <text:p text:style-name="P26">“beg”(“prod2”) callback</text:p>
      <text:p text:style-name="P26">“trying”(“prod2”,0,last=True)</text:p>
      <text:p text:style-name="P21"><text:tab/>look for n id's (one in this case)</text:p>
      <text:p text:style-name="P21"><text:tab/><text:tab/>recognize <text:span text:style-name="T1">tid2</text:span></text:p>
      <text:p text:style-name="P21"><text:span text:style-name="T1"><text:tab/><text:tab/><text:tab/>“</text:span><text:span text:style-name="T6">token”(“prod2”,0,tid2) callback </text:span>(see Note 1)</text:p>
      <text:p text:style-name="P22"><text:tab/>“found”(“prod2”,0,last=True)<text:span text:style-name="T9"> (see Note 2)</text:span></text:p>
      <text:p text:style-name="P22"><text:tab/>“end”(“prod2”,failed=False)</text:p>
      <text:p text:style-name="P17"><text:tab/>“found”(“prod1”,0,last=True)<text:span text:style-name="T9"> (see Note 2)</text:span></text:p>
      <text:p text:style-name="P17"><text:tab/>“end”(“prod1”,0,failed=False)</text:p>
      <text:p text:style-name="P16">Of course, only the actual methods registered with the language processor will result in a callback method being called. <text:s/>Or more accurately stated, the callback could be to the default callback method for the point.</text:p>
      <text:p text:style-name="P16">Note 1: Alternatively this might be a “error” callback if the token id failed to match.</text:p>
      <text:p text:style-name="P16">Note 2: Alternatively this might be a “failing” callback (and likely so if preceded by an “error” callback). </text:p>
      <text:h text:style-name="P76" text:outline-level="3"><text:soft-page-break/>State Management</text:h>
      <text:p text:style-name="P16">As can be observed in the previous list of callback methods, the language processor only gets snap shots of the progress of the syntactical analyzer. <text:s/>For meaningful processing of the target language, the language processor may need to extract pieces of information from the input stream and correlate them into some meaning structure as well as content.</text:p>
      <text:p text:style-name="P16">Three mechanisms are available within the framework of the tools for managing state:</text:p>
      <text:list xml:id="list1924022048" text:style-name="L19">
        <text:list-item>
          <text:p text:style-name="P50"><text:span text:style-name="T4">abstract syntax trees (see the </text:span><text:span text:style-name="T1">syntax</text:span><text:span text:style-name="T4"> module),</text:span></text:p>
        </text:list-item>
        <text:list-item>
          <text:p text:style-name="P50"><text:span text:style-name="T4">finite state machines (see the </text:span><text:span text:style-name="T1">fsm</text:span><text:span text:style-name="T4"> module), and</text:span></text:p>
        </text:list-item>
        <text:list-item>
          <text:p text:style-name="P50"><text:span text:style-name="T4">the </text:span><text:span text:style-name="T1">Scope</text:span><text:span text:style-name="T4"> class (from the </text:span><text:span text:style-name="T1">lang</text:span><text:span text:style-name="T4"> module).</text:span></text:p>
        </text:list-item>
      </text:list>
      <text:p text:style-name="P12"><text:span text:style-name="T4">The </text:span><text:span text:style-name="T1">lang.Language</text:span><text:span text:style-name="T4"> class (of which the language processor is a subclass) provides one attribute for managing state: </text:span><text:span text:style-name="T1">self.gs</text:span><text:span text:style-name="T4">. <text:s/>It is expected that an instance of </text:span><text:span text:style-name="T1">Scope</text:span><text:span text:style-name="T4"> will be assigned to this attribute wherein the language processor manages its state.</text:span></text:p>
      <text:p text:style-name="P12">The managing of state is very specific to the language processor and to some degree the coding constructs with which the implementer is comfortable. <text:s/>So there will be no detailed discussion of this topic here. <text:s/>The following though are discuss what is provided by the finite state machine and abstract syntax tree modules.</text:p>
      <text:h text:style-name="P78" text:outline-level="4">Abstract Syntax Trees</text:h>
      <text:p text:style-name="P11">The section “Defining the Abstract Syntax Tree” describes how the syntax module is used to define nodes within the tree. <text:s/>Nodes are identified by an id, or NID. </text:p>
      <text:p text:style-name="P12"><text:span text:style-name="T4">The </text:span><text:span text:style-name="T1">Node</text:span><text:span text:style-name="T4"> class contains the underlying management of tree nodes and is the base class for all nodes. <text:s/>It should not be used directly. <text:s/>Instead one of its subclasses should be used. <text:s/>Each </text:span><text:span text:style-name="T4">has a generic version and one for use specifically by language processors that create abstract syntax trees. <text:s/>The following table describes the uses of each node.</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3">Generic</text:p>
            </table:table-cell>
            <table:table-cell table:style-name="Table1.A1" office:value-type="string">
              <text:p text:style-name="P33">AST</text:p>
            </table:table-cell>
            <table:table-cell table:style-name="Table1.A1" office:value-type="string">
              <text:p text:style-name="P33">Generic Description</text:p>
            </table:table-cell>
            <table:table-cell table:style-name="Table1.D1" office:value-type="string">
              <text:p text:style-name="P33">AST Description</text:p>
            </table:table-cell>
          </table:table-row>
        </table:table-header-rows>
        <table:table-row>
          <table:table-cell table:style-name="Table1.A2" office:value-type="string">
            <text:p text:style-name="P28">Root</text:p>
          </table:table-cell>
          <table:table-cell table:style-name="Table1.A2" office:value-type="string">
            <text:p text:style-name="P28">AST</text:p>
          </table:table-cell>
          <table:table-cell table:style-name="Table1.A2" office:value-type="string">
            <text:p text:style-name="P27">The generic root node. <text:s/>It may only have children nodes</text:p>
          </table:table-cell>
          <table:table-cell table:style-name="Table1.D2" office:value-type="string">
            <text:p text:style-name="P27">The root node of an AST</text:p>
          </table:table-cell>
        </table:table-row>
        <table:table-row>
          <table:table-cell table:style-name="Table1.A2" office:value-type="string">
            <text:p text:style-name="P28">Parent</text:p>
          </table:table-cell>
          <table:table-cell table:style-name="Table1.A2" office:value-type="string">
            <text:p text:style-name="P28">NT</text:p>
          </table:table-cell>
          <table:table-cell table:style-name="Table1.A2" office:value-type="string">
            <text:p text:style-name="P27">Any node that may have children nodes</text:p>
          </table:table-cell>
          <table:table-cell table:style-name="Table1.D2" office:value-type="string">
            <text:p text:style-name="P27">The non-terminal node of an AST.</text:p>
          </table:table-cell>
        </table:table-row>
        <table:table-row>
          <table:table-cell table:style-name="Table1.A2" office:value-type="string">
            <text:p text:style-name="P28">Leaf</text:p>
          </table:table-cell>
          <table:table-cell table:style-name="Table1.A2" office:value-type="string">
            <text:p text:style-name="P28">T</text:p>
          </table:table-cell>
          <table:table-cell table:style-name="Table1.A2" office:value-type="string">
            <text:p text:style-name="P27">An bottom leaf node without children</text:p>
          </table:table-cell>
          <table:table-cell table:style-name="Table1.D2" office:value-type="string">
            <text:p text:style-name="P27">A terminal node defined by an instance of <text:span text:style-name="T1">lexer.Token</text:span>.</text:p>
          </table:table-cell>
        </table:table-row>
      </table:table>
      <text:p text:style-name="P12"/>
      <text:p text:style-name="P12"><text:span text:style-name="T4">Whether a language processor subclasses any of these nodes or not is language specific. <text:s/>The </text:span><text:span text:style-name="T1">Tree</text:span><text:span text:style-name="T4"> class is provided for managing the creation of nodes by means of a subclass. <text:s/>The Tree node maps a NID to a Python class which it uses to instantiate the instance. <text:s/>The </text:span><text:span text:style-name="T1">Visitor</text:span><text:span text:style-name="T4"> class will walk the tree.</text:span></text:p>
      <text:h text:style-name="P78" text:outline-level="4"><text:soft-page-break/>Finite State Machines</text:h>
      <text:p text:style-name="P12"><text:span text:style-name="T4">The </text:span><text:span text:style-name="T1">fsm</text:span><text:span text:style-name="T4"> module provides for the creation of a finite state machine. <text:s/>It has some rudimentary support for lexical analysis, but can also use </text:span><text:span text:style-name="T1">lexer.Token</text:span><text:span text:style-name="T4"> instances as input to the finite state machine.</text:span></text:p>
      <text:p text:style-name="P12">This module provides three classes relevant to the use of finite state machines within a language processor:</text:p>
      <text:list xml:id="list458196871" text:style-name="L20">
        <text:list-item>
          <text:p text:style-name="P51"><text:span text:style-name="T1">FSM</text:span><text:span text:style-name="T4"> – defines a finite state machine</text:span></text:p>
        </text:list-item>
        <text:list-item>
          <text:p text:style-name="P51"><text:span text:style-name="T1">FSMState</text:span><text:span text:style-name="T4"> – defines a state of the finite machine and the set of actions performed for input to it. <text:s/>The action is an instance method of the specific </text:span><text:span text:style-name="T1">FSMState</text:span><text:span text:style-name="T4"> instance that will perform the action.</text:span></text:p>
        </text:list-item>
      </text:list>
      <text:p text:style-name="P12"><text:span text:style-name="T4">After instantiating an </text:span><text:span text:style-name="T1">FSM</text:span><text:span text:style-name="T4"> instance, states are added to it by calling the </text:span><text:span text:style-name="T1">FSM.state()</text:span><text:span text:style-name="T4"> method. <text:s/>This method takes one argument, an instance of </text:span><text:span text:style-name="T1">FSMState</text:span><text:span text:style-name="T4">. <text:s/>Each </text:span><text:span text:style-name="T1">FSMState</text:span><text:span text:style-name="T4"> instance defines a set of actions, as instance methods of itself, that are called when the specified input is presented. <text:s/>For instances of </text:span><text:span text:style-name="T1">lexer.Token</text:span><text:span text:style-name="T4">, its TID identifies the action to be performed. <text:s/>The </text:span><text:span text:style-name="T1">FSM.machine()</text:span><text:span text:style-name="T4"> method runs a single cycle of the finite state machine. <text:s/>Refer to the </text:span><text:span text:style-name="T1">fsm</text:span><text:span text:style-name="T4"> module for details.</text:span></text:p>
      <text:p text:style-name="P24"/>
      <text:p text:style-name="P12"/>
      <text:h text:style-name="Heading_20_1" text:outline-level="1">lexer Module Overview</text:h>
      <text:p text:style-name="Text_20_body">The following public classes are provided by the <text:span text:style-name="T1">lexer</text:span> module:</text:p>
      <text:p text:style-name="P10">Token</text:p>
      <text:p text:style-name="P4">Represents a portion of a string recognized by a Type instance. <text:s/>Instances of Token or a subclass of Token are returned by a Lexer instance processing a string.</text:p>
      <text:p text:style-name="P10">Type</text:p>
      <text:p text:style-name="P4">This class defines a type of token that is recognized by a regular expression. <text:s/>A Type instance operates as a template for creating the instance of Token (or a subclass) when recognized during Lexer instance processing. <text:s/>A given Type instance may be associated with more than one Lexer instance.</text:p>
      <text:p text:style-name="Text_20_body"><text:span text:style-name="T2">Unrecognized</text:span> <text:s/></text:p>
      <text:p text:style-name="P4">A sublcass of Token created by a <text:span text:style-name="T1">lexer.Lexer</text:span> instance for unrecognized character sequence.</text:p>
      <text:p text:style-name="P10">Lexer</text:p>
      <text:p text:style-name="P4">A simple lexer that turns a string into a series of Token instances. The instantiated lexer may operate as an iterable that supplies a Token instance on each iteration or returns a list of Token instances. <text:s/>Multiple instances of Lexer may be created and associated with the same or different instances of Type.</text:p>
      <text:h text:style-name="Heading_20_1" text:outline-level="1">parser Module Overview</text:h>
      <text:p text:style-name="Text_20_body">The parser module provides a generic recursive descent syntax recognizer with fall back and input stream synchronization. <text:s/>It requires a lexer.Lexer subclass for creation of the token input stream. <text:s/>The Parser class itself requires a subclass defining the language being recognized by the Parser. <text:s/></text:p>
      <text:p text:style-name="Text_20_body">The target language recognized by the parser is defined by a class that defines the non-terminal productions recognized. <text:s/>Each production is represented internally by a PRD class. <text:s/>The collection of productions used by a language recognizer is internally a Python dictionary, keyed to the production's id string, that is, its name, and having as the dictionary entry's value its corresponding PRD instance. <text:s/>A grammar specification defines each production recognizing the target language. <text:s/>See the "parser Grammar Specification" section for a description of the mini-grammar language recognized by the parser.</text:p>
      <text:p text:style-name="Text_20_body">Each alternative syntax for a production is analyzed in the sequence they are defined. <text:s/>Each alternative syntax alternative is itself composed of a list of ID instances. <text:s/>The ID instances represent the right hand side of a production's definition, defining the sequence of input tokens and non-terminal productions that recognize the syntax alternative. <text:s/>The ID instance <text:soft-page-break/>describes either a token (by its token id or tid) or a production (by its production id or pid) that must be recognized.</text:p>
      <text:p text:style-name="Text_20_body">The PRD and ID instances used within the production dictionary are static for a given target language. <text:s/>From the standpoint of the parsing process, these class instances are read-only. <text:s/>Where is the information about a successful parse maintained and communicated to the target language processor that actually understands the meaning of the recognized language? <text:s/>The parser maintains within itself as instance attributes its state. <text:s/>This information must not be accessed by the subclass that understands the language. <text:s/>Once the parser has recognized a production or token, what is it to do? <text:s/>The parser does not understand the meaning of what it recognizes.</text:p>
      <text:p text:style-name="Text_20_body">To address these "run-time" challenges, the following strategy is used. <text:s/>Parsing creates an abstract syntax tree composed of Node instances. <text:s/>By default a production creates an instance of the NT Node subclass and a token creates an instance of the T Node subclass. <text:s/>When a production has been successfully parsed, it will be represented by a list of Node instances. <text:s/>The parser process will maintain its state for a production locally within the function it uses to recognize a production. <text:s/>Once a production alternative is recognized, its list of Node instances will be presented to the language processor (the Parser subclass) by calling a method associated with the recognized production. <text:s/>lternatively, when a token is recognized, the language processor will be presented with the recognized token, to return its T node subclass.</text:p>
      <text:p text:style-name="Text_20_body">The language processor's (the Parser subclass) method is identified by a method with the same name as the pid or tid and prefixed with 'pid_' or 'tid', respectively. <text:s/>The processor can return one of two values:</text:p>
      <text:list xml:id="list1877623895" text:style-name="L21">
        <text:list-item>
          <text:p text:style-name="P62">the Node subclass instance to be passed up the chain of productions, or</text:p>
        </text:list-item>
        <text:list-item>
          <text:p text:style-name="P62">None to cause the recognized item to be deleted from the abstract syntax tree.</text:p>
        </text:list-item>
      </text:list>
      <text:p text:style-name="Text_20_body">Each processor has two different roles. <text:s/>The tid processor simply decides which Node instance, if any, is added to the production Node list being built. <text:s/>The pid processor decides what Node or Nodes instance is passed upward to the next higher Node list being created. <text:s/>The difference in the roles relates to the fact that tid's will always be leaf nodes, and pid's are not.</text:p>
      <text:p text:style-name="Text_20_body">A <text:span text:style-name="T1">tid</text:span> processor has the following method signature:</text:p>
      <text:p text:style-name="P5">tid_tidname(self,pid,token)</text:p>
      <text:p text:style-name="Text_20_body">The <text:span text:style-name="T1">tid</text:span> processor will return a Node instance or None. <text:s/>The pid argument is the pid of the production being parsed. <text:s/>If the method returns None, nothing is added to the production Node list. <text:s/>This might be used for example to eliminate tokens representing parenthesis in an expression. <text:s/>The tree will define the expression structure, the parentheses in this case are superfluous. <text:s/>By default the parser will simply create a T class instance to which is attached the identified token and adds it to the production Node list being built. <text:s/>In many cases this will be sufficient.</text:p>
      <text:p text:style-name="Text_20_body">A <text:span text:style-name="T1">prd</text:span> processor has the following method signature:</text:p>
      <text:p text:style-name="P5"><text:soft-page-break/>prd_pidname(self,pid,[Node,Node,...,Node])</text:p>
      <text:p text:style-name="Text_20_body">The primary function of the <text:span text:style-name="T1">pid</text:span> processor is to return a list of Nodes that will be added to the next higher level production. <text:s/>It may be a list of one Node with children or some combination. <text:s/>The <text:span text:style-name="T1">prd</text:span> processor has the option of restructuring the Node instances selecting one to represent the production. <text:s/>Other Nodes may be eliminated or become children nodes of the returned Node. <text:s/>In all cases a list is returned. <text:s/>The list may be empty with zero Nodes, a list of one Node, or more. <text:s/>Returning multiple Nodes tends to flatten the abstract syntax tree while one tends to deepen the tree. <text:s/>By default the parser will simply create a NT class instance, making Node of the list children of the single Node. <text:s/>The single Node itself is returned as a list of one entry.</text:p>
      <text:h text:style-name="Heading_20_1" text:outline-level="1">parser Module Classes</text:h>
      <text:p text:style-name="Text_20_body">The parsing of a 'language' by a grammar and the creation of the results for a source string in the recognized 'language' is a comples process. <text:s/>Three basic steps are required:</text:p>
      <text:list xml:id="list2110252783" text:style-name="L22">
        <text:list-item>
          <text:p text:style-name="P63">Create a parser based upon a grammar. <text:s/>The parser creation itself involves multiple steps internally. <text:s/>The Grammar class implements this step.</text:p>
        </text:list-item>
        <text:list-item>
          <text:p text:style-name="P63">Parse a source text for recognition of the 'language' defined by the grammar. <text:s/>Each recognized production and token must be processed as part of the recognition process for ultimate creation of the processed 'language'. <text:s/>The processing of a recognized production or token is provided by a corresponding subclass instance of the PRD and TID classes, respectively. <text:s/>These classes modify an abstract syntax tree, the ultimate result of the parsing process</text:p>
        </text:list-item>
        <text:list-item>
          <text:p text:style-name="P63">The processing the abstract syntax tree composed of NT and T instances.</text:p>
        </text:list-item>
      </text:list>
      <text:p text:style-name="Text_20_body">The following classes are provided by the parser module:</text:p>
      <text:p text:style-name="Text_20_body">Classes associated with the parser</text:p>
      <text:p text:style-name="P10">GLexer</text:p>
      <text:p text:style-name="P4">The GLexer class is the internal Lexer subclass used by the Grammar class to recognize productions. <text:s/>It is an example of how a Lexer <text:s/>can be subclassed. <text:s/>But, otherwise it may be ignored by a user of the Grammar class.</text:p>
      <text:p text:style-name="P10">Grammar</text:p>
      <text:p text:style-name="P4">This class builds a Parser based upon:</text:p>
      <text:list xml:id="list1030712272" text:style-name="L23">
        <text:list-item>
          <text:p text:style-name="P67">an established Lexer (creating input for the parser),</text:p>
        </text:list-item>
        <text:list-item>
          <text:p text:style-name="P67">production rules (defining front end parsing),</text:p>
        </text:list-item>
        <text:list-item>
          <text:p text:style-name="P67">subclassed PID and TID instances (defining back end processing).</text:p>
        </text:list-item>
      </text:list>
      <text:p text:style-name="P4">The language recognized by the Grammar is recognized for productions of either:</text:p>
      <text:list xml:id="list1028780716" text:style-name="L24">
        <text:list-item>
          <text:p text:style-name="P68">a sequence of productions and token identifiers or</text:p>
        </text:list-item>
        <text:list-item>
          <text:p text:style-name="P68"><text:soft-page-break/>a set of alternative productions and token identifiers.</text:p>
        </text:list-item>
      </text:list>
      <text:p text:style-name="P4">It is recommended that the Grammar class be subclassed, similar to the technique used by the lexer. <text:s/>Two methods are provided to make it easy for the subclass to create its parser and lexer. <text:s/>Certain methods are required from the subclass to ensure the parser is build in the correct sequence. <text:s/>See the detailed description of the Grammar class for these methods.</text:p>
      <text:p text:style-name="P10">Parser</text:p>
      <text:p text:style-name="P4">The recursive descent parser recognizing a specific language. <text:s/>The language is defined by the productions associated with the parser and lexer designed to recognize the language tokens. <text:s/>It results in an Abstract Syntax Tree of the recognized language composed of NT and T instances.</text:p>
      <text:p text:style-name="P10">Stream</text:p>
      <text:p text:style-name="P4">The stream class embodies the operations on the input stream by the parser. <text:s/>It tracks the current position and manages parsing restarts.</text:p>
      <text:p text:style-name="Text_20_body">Classes associated with productions</text:p>
      <text:p text:style-name="P10">ID</text:p>
      <text:p text:style-name="P4">The class representing a terminal or non-terminal on the left hand side of a production.</text:p>
      <text:p text:style-name="P10">PRD</text:p>
      <text:p text:style-name="P4">The base class defining a grammar production's processing of a specific production. <text:s/>It will extend or add leaves to the production's root Node.</text:p>
      <text:p text:style-name="Text_20_body">Classes associated with abstract syntax tree</text:p>
      <text:p text:style-name="P10">Node</text:p>
      <text:p text:style-name="P4">The base class for creating an Abstract Syntax Tree composed of NT and T instances.</text:p>
      <text:p text:style-name="P10">NT</text:p>
      <text:p text:style-name="P4">A Node subclass for each recognized non-terminal production. <text:s/>The subclass must define how the node is ultimately processed for output.</text:p>
      <text:p text:style-name="P10">T</text:p>
      <text:p text:style-name="P4">A Node subclass for each recognized terminal. <text:s/>The subclass must define how the node is ultimately processed for output.</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style:font-size-asian="14pt" style:font-size-complex="14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TK for s390 – Language Processing Tools</text:p>
      </style:header>
      <style:footer>
        <text:p text:style-name="MP2">Page <text:page-number text:select-page="current">31</text:page-number> of <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1T10:45:26</meta:creation-date>
    <meta:generator>OpenOffice.org/3.0$Unix OpenOffice.org_project/300m21$Build-9319</meta:generator>
    <dc:date>2013-07-27T01:02:10</dc:date>
    <meta:editing-duration>PT27H38M18S</meta:editing-duration>
    <meta:editing-cycles>150</meta:editing-cycles>
    <meta:document-statistic meta:table-count="2" meta:image-count="0" meta:object-count="0" meta:page-count="31" meta:paragraph-count="593" meta:word-count="10027" meta:character-count="63119"/>
    <meta:user-defined meta:name="Info 1"/>
    <meta:user-defined meta:name="Info 2"/>
    <meta:user-defined meta:name="Info 3"/>
    <meta:user-defined meta:name="Info 4"/>
  </office:meta>
</office:document-meta>
</file>